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5E0000005E667D0165F7F6D00A.png" manifest:media-type="image/png"/>
  <manifest:file-entry manifest:full-path="Pictures/100000000000005E0000005E2AE0DE6D99012D70.png" manifest:media-type="image/png"/>
  <manifest:file-entry manifest:full-path="Pictures/1000000000000462000000589ACB62EABBDEC345.png" manifest:media-type="image/png"/>
  <manifest:file-entry manifest:full-path="Pictures/10000000000000080000000884D992FE4BA6D708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text-properties officeooo:paragraph-rsid="030c4d7d"/>
    </style:style>
    <style:style style:name="P40" style:family="paragraph" style:parent-style-name="Footer">
      <style:text-properties officeooo:paragraph-rsid="00863005"/>
    </style:style>
    <style:style style:name="P41" style:family="paragraph" style:parent-style-name="Footer">
      <style:text-properties officeooo:paragraph-rsid="00d4df5c"/>
    </style:style>
    <style:style style:name="P42" style:family="paragraph" style:parent-style-name="Footer">
      <style:paragraph-properties fo:text-align="end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text-properties officeooo:paragraph-rsid="010f7046"/>
    </style:style>
    <style:style style:name="P46" style:family="paragraph" style:parent-style-name="Footer">
      <style:text-properties officeooo:paragraph-rsid="01120261"/>
    </style:style>
    <style:style style:name="P47" style:family="paragraph" style:parent-style-name="Footer">
      <style:text-properties officeooo:paragraph-rsid="008d016c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_5f_Header_20_G_20_page_20_paire_20__28_G_29_">
      <style:text-properties officeooo:paragraph-rsid="0334a5be"/>
    </style:style>
    <style:style style:name="P67" style:family="paragraph" style:parent-style-name="_5f_Header_20_G_20_page_20_paire_20__28_G_29_">
      <style:paragraph-properties fo:text-align="start" style:justify-single-word="fals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88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4" style:family="paragraph" style:parent-style-name="_5f_Header_20_N_20_page_20_impaire_20__28_D_29_">
      <style:paragraph-properties fo:text-align="start" style:justify-single-word="false"/>
    </style:style>
    <style:style style:name="P95" style:family="paragraph" style:parent-style-name="_5f_Header_20_N_20_page_20_impaire_20__28_D_29_">
      <style:text-properties officeooo:rsid="027aa87d" officeooo:paragraph-rsid="027aa87d"/>
    </style:style>
    <style:style style:name="P96" style:family="paragraph" style:parent-style-name="_5f_Header_20_N_20_page_20_impaire_20__28_D_29_">
      <style:text-properties officeooo:rsid="0277791e" officeooo:paragraph-rsid="0277791e"/>
    </style:style>
    <style:style style:name="P97" style:family="paragraph" style:parent-style-name="_5f_Header_20_G_20_page_20_impaire_20__28_D_29_">
      <style:text-properties officeooo:paragraph-rsid="01259ec2"/>
    </style:style>
    <style:style style:name="P98" style:family="paragraph" style:parent-style-name="_5f_Header_20_G_20_page_20_impaire_20__28_D_29_">
      <style:text-properties officeooo:paragraph-rsid="00c87b35"/>
    </style:style>
    <style:style style:name="P99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0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Premier_5f_Titre_5f_Exercices_5f_avec_5f_Num_5f_Exo_5f_sans_5f_Titre" style:list-style-name="_5f_Numérotation_20_des_20_exercices" style:master-page-name="_32__5f_7_5f_SERIE_5f_M_5f_GAUCHE_5f_ET_5f_DROITE_5f_2COL">
      <style:paragraph-properties style:page-number="auto"/>
    </style:style>
    <style:style style:name="P103" style:family="paragraph" style:parent-style-name="_5f_Footer_20_page_20_impaire_20__28_D_29_"/>
    <style:style style:name="P104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6" style:family="paragraph" style:parent-style-name="_5f_Footer_20_page_20_impaire_20__28_D_29_">
      <style:paragraph-properties fo:text-align="start" style:justify-single-word="false"/>
    </style:style>
    <style:style style:name="P107" style:family="paragraph" style:parent-style-name="_5f_Footer_20_page_20_paire_20__28_G_29_"/>
    <style:style style:name="P108" style:family="paragraph" style:parent-style-name="_5f_Footer_20_page_20_paire_20__28_G_29_">
      <style:text-properties fo:font-size="9pt" style:font-size-asian="9pt" style:font-size-complex="9pt"/>
    </style:style>
    <style:style style:name="P109" style:family="paragraph" style:parent-style-name="_5f_Paragraphe_5f_Correction">
      <style:text-properties officeooo:paragraph-rsid="021ba8a4"/>
    </style:style>
    <style:style style:name="P110" style:family="paragraph" style:parent-style-name="_5f_Paragraphe_5f_Correction">
      <style:text-properties officeooo:paragraph-rsid="021c9956"/>
    </style:style>
    <style:style style:name="P111" style:family="paragraph" style:parent-style-name="_5f_Paragraphe_5f_Correction">
      <style:text-properties officeooo:paragraph-rsid="021d39e2"/>
    </style:style>
    <style:style style:name="P112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3" style:family="paragraph" style:parent-style-name="_5f_Paragraphe_5f_avec_5f_Num_5f_Question" style:list-style-name="_5f_Numérotation_20_des_20_exercices"/>
    <style:style style:name="P114" style:family="paragraph" style:parent-style-name="_5f_Titre_5f_Exercices_5f_sans_5f_Titre" style:list-style-name="_5f_Numérotation_20_des_20_exercices"/>
    <style:style style:name="P1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style:paragraph-properties fo:margin-left="0cm" fo:margin-right="0cm" fo:margin-top="0cm" fo:margin-bottom="0cm" fo:line-height="100%" fo:text-indent="0cm" style:writing-mode="lr-tb"/>
    </style:style>
    <style:style style:name="P1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WenQuanYi Zen Hei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style:paragraph-properties fo:text-align="center"/>
    </style:style>
    <style:style style:name="P12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22" style:family="paragraph">
      <loext:graphic-properties draw:fill-color="#2a6099"/>
      <style:paragraph-properties fo:text-align="center"/>
    </style:style>
    <style:style style:name="P123" style:family="paragraph">
      <loext:graphic-properties draw:fill="solid" draw:fill-color="#7fb241"/>
    </style:style>
    <style:style style:name="P1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.1000003814697pt" style:font-style-asian="normal" style:font-weight-asian="normal" style:font-name-complex="Arial1" style:font-size-complex="12.1000003814697pt" style:font-style-complex="normal" style:font-weight-complex="normal" style:text-emphasize="none" style:text-scale="100%" style:font-relief="none" style:text-overline-style="none" style:text-overline-color="font-color"/>
    </style:style>
    <style:style style:name="P12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P1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style:paragraph-properties fo:margin-left="0cm" fo:margin-right="0cm" fo:margin-top="0cm" fo:margin-bottom="0cm" fo:line-height="100%" fo:text-indent="0cm"/>
    </style:style>
    <style:style style:name="P1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cccc" loext:opacity="10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 Regular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P1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6600ff" loext:opacity="10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 Regular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P1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ff" loext:opacity="10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 Regular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P1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66" loext:opacity="10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 Regular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P1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cc00" loext:opacity="10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 Regular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P14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solid" draw:fill-color="#d7e12c"/>
    </style:style>
    <style:style style:name="P14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46" style:family="paragraph">
      <loext:graphic-properties draw:fill="solid" draw:fill-color="#1ca2b8"/>
    </style:style>
    <style:style style:name="P14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solid" draw:fill-color="#d62e4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" fo:font-weight="bold" officeooo:rsid="0246ec76"/>
    </style:style>
    <style:style style:name="T64" style:family="text">
      <style:text-properties fo:font-variant="small-caps" fo:color="#7fb241" loext:opacity="100%" style:font-name="Bitstream Vera Sans" fo:font-size="16pt" fo:font-weight="bold" officeooo:rsid="02768590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8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9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70" style:family="text">
      <style:text-properties fo:font-variant="small-caps" officeooo:rsid="0054f64f"/>
    </style:style>
    <style:style style:name="T71" style:family="text">
      <style:text-properties fo:font-variant="small-caps" officeooo:rsid="0096b4e2"/>
    </style:style>
    <style:style style:name="T72" style:family="text">
      <style:text-properties fo:font-variant="small-caps" officeooo:rsid="00a847d5"/>
    </style:style>
    <style:style style:name="T73" style:family="text">
      <style:text-properties fo:font-variant="small-caps" officeooo:rsid="007d7a6f"/>
    </style:style>
    <style:style style:name="T74" style:family="text">
      <style:text-properties fo:font-variant="small-caps" officeooo:rsid="00990660"/>
    </style:style>
    <style:style style:name="T75" style:family="text">
      <style:text-properties fo:font-variant="small-caps" officeooo:rsid="00b5d2d1"/>
    </style:style>
    <style:style style:name="T76" style:family="text">
      <style:text-properties fo:font-variant="small-caps" officeooo:rsid="00b6801f"/>
    </style:style>
    <style:style style:name="T77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9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1" style:family="text">
      <style:text-properties officeooo:rsid="0334a5be"/>
    </style:style>
    <style:style style:name="T152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3" style:family="text">
      <style:text-properties style:text-position="0% 100%" officeooo:rsid="021ba8a4"/>
    </style:style>
    <style:style style:name="T154" style:family="text">
      <style:text-properties style:text-position="0% 100%" officeooo:rsid="021c9956"/>
    </style:style>
    <style:style style:name="T155" style:family="text">
      <style:text-properties style:text-position="0% 100%" officeooo:rsid="021d39e2"/>
    </style:style>
    <style:style style:name="T156" style:family="text">
      <style:text-properties officeooo:rsid="0160d7ef"/>
    </style:style>
    <style:style style:name="T157" style:family="text">
      <style:text-properties officeooo:rsid="0072f07f"/>
    </style:style>
    <style:style style:name="T158" style:family="text">
      <style:text-properties officeooo:rsid="0268e0aa"/>
    </style:style>
    <style:style style:name="T159" style:family="text">
      <style:text-properties officeooo:rsid="026ec296"/>
    </style:style>
    <style:style style:name="T160" style:family="text">
      <style:text-properties officeooo:rsid="0272f9e5"/>
    </style:style>
    <style:style style:name="T161" style:family="text">
      <style:text-properties officeooo:rsid="02757f12"/>
    </style:style>
    <style:style style:name="T162" style:family="text">
      <style:text-properties officeooo:rsid="02735980"/>
    </style:style>
    <style:style style:name="T163" style:family="text">
      <style:text-properties officeooo:rsid="01b6dc57"/>
    </style:style>
    <style:style style:name="T164" style:family="text">
      <style:text-properties officeooo:rsid="00b5d2d1"/>
    </style:style>
    <style:style style:name="T165" style:family="text">
      <style:text-properties officeooo:rsid="015f088a"/>
    </style:style>
    <style:style style:name="T166" style:family="text">
      <style:text-properties officeooo:rsid="01f8729d"/>
    </style:style>
    <style:style style:name="T167" style:family="text">
      <style:text-properties officeooo:rsid="010c4d3a"/>
    </style:style>
    <style:style style:name="T168" style:family="text">
      <style:text-properties fo:font-size="16pt" style:font-size-asian="16pt" style:font-size-complex="16pt"/>
    </style:style>
    <style:style style:name="T169" style:family="text">
      <style:text-properties officeooo:rsid="00b6801f"/>
    </style:style>
    <style:style style:name="T170" style:family="text">
      <style:text-properties officeooo:rsid="016f3374"/>
    </style:style>
    <style:style style:name="T171" style:family="text">
      <style:text-properties officeooo:rsid="014407b5"/>
    </style:style>
    <style:style style:name="T172" style:family="text">
      <style:text-properties officeooo:rsid="008d016c"/>
    </style:style>
    <style:style style:name="T173" style:family="text">
      <style:text-properties officeooo:rsid="009e3fdd"/>
    </style:style>
    <style:style style:name="T174" style:family="text">
      <style:text-properties officeooo:rsid="00a4cf55"/>
    </style:style>
    <style:style style:name="T175" style:family="text">
      <style:text-properties officeooo:rsid="005a3fa8"/>
    </style:style>
    <style:style style:name="T176" style:family="text">
      <style:text-properties officeooo:rsid="00415f3a"/>
    </style:style>
    <style:style style:name="T177" style:family="text">
      <style:text-properties officeooo:rsid="00386ebd"/>
    </style:style>
    <style:style style:name="T178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9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80" style:family="text">
      <style:text-properties officeooo:rsid="00a59a60"/>
    </style:style>
    <style:style style:name="T181" style:family="text">
      <style:text-properties officeooo:rsid="01fe03f2"/>
    </style:style>
    <style:style style:name="T182" style:family="text">
      <style:text-properties officeooo:rsid="0096b4e2"/>
    </style:style>
    <style:style style:name="T183" style:family="text">
      <style:text-properties officeooo:rsid="0032e83a"/>
    </style:style>
    <style:style style:name="T184" style:family="text">
      <style:text-properties officeooo:rsid="002b33ed"/>
    </style:style>
    <style:style style:name="T185" style:family="text">
      <style:text-properties officeooo:rsid="00a59037"/>
    </style:style>
    <style:style style:name="T186" style:family="text">
      <style:text-properties officeooo:rsid="021ba8a4"/>
    </style:style>
    <style:style style:name="T187" style:family="text">
      <style:text-properties style:font-name="Times New Roman1" style:text-underline-style="none" fo:font-weight="normal" officeooo:rsid="004b8dbd" style:font-weight-asian="normal" style:font-size-complex="9pt" style:font-weight-complex="normal" style:text-overline-style="none" style:text-overline-color="font-color"/>
    </style:style>
    <style:style style:name="T188" style:family="text">
      <style:text-properties style:text-position="super 58%" officeooo:rsid="021c9956"/>
    </style:style>
    <style:style style:name="T189" style:family="text">
      <style:text-properties style:text-position="super 58%" officeooo:rsid="021d39e2"/>
    </style:style>
    <style:style style:name="T190" style:family="text">
      <style:text-properties officeooo:rsid="021c9956"/>
    </style:style>
    <style:style style:name="T191" style:family="text">
      <style:text-properties officeooo:rsid="021d39e2"/>
    </style:style>
    <style:style style:name="T192" style:family="text"/>
    <style:style style:name="T19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WenQuanYi Zen Hei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195" style:family="text">
      <style:text-properties fo:font-variant="normal" fo:text-transform="none"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.1000003814697pt" style:font-style-asian="normal" style:font-weight-asian="normal" style:font-name-complex="Arial1" style:font-size-complex="12.1000003814697pt" style:font-style-complex="normal" style:font-weight-complex="normal" style:text-emphasize="none" style:text-scale="100%" style:font-relief="none" style:text-overline-style="none" style:text-overline-color="font-color"/>
    </style:style>
    <style:style style:name="T19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19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cccc" loext:opacity="10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 Regular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6600ff" loext:opacity="10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 Regular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 Regular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ff0066" loext:opacity="10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 Regular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cc00" loext:opacity="10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 Regular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ff" style:height="100%" style:style="solid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71cm" svg:stroke-color="#000000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71cm" svg:stroke-color="#000000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71cm" svg:stroke-color="#000000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dash" draw:stroke-dash="Dash" svg:stroke-width="0cm" svg:stroke-color="#000000" draw:marker-start="" draw:marker-start-width="0.199cm" draw:marker-start-center="false" draw:marker-end="Concav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dash" draw:stroke-dash="Dash" svg:stroke-width="0cm" svg:stroke-color="#000000" draw:marker-start="" draw:marker-start-width="0.199cm" draw:marker-start-center="false" draw:marker-end="Concav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svg:stroke-width="0.071cm" svg:stroke-color="#000000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071cm" svg:stroke-color="#000000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71cm" svg:stroke-color="#000000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.071cm" svg:stroke-color="#000000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.071cm" svg:stroke-color="#000000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1" style:family="graphic">
      <style:graphic-properties draw:stroke="dash" draw:stroke-dash="Dash" svg:stroke-width="0cm" svg:stroke-color="#000000" draw:marker-start="" draw:marker-start-width="0.199cm" draw:marker-start-center="false" draw:marker-end="Concav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" style:family="graphic">
      <style:graphic-properties draw:stroke="dash" draw:stroke-dash="Dash" svg:stroke-width="0cm" svg:stroke-color="#000000" draw:marker-start="" draw:marker-start-width="0.199cm" draw:marker-start-center="false" draw:marker-end="Concav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8" style:family="graphic">
      <style:graphic-properties draw:stroke="solid" svg:stroke-width="0.071cm" svg:stroke-color="#000000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.071cm" svg:stroke-color="#000000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4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4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374cm" fo:min-width="0.27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7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374cm" fo:min-width="0.21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9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374cm" fo:min-width="0.1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0" style:family="graphic">
      <style:graphic-properties draw:stroke="solid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fo:min-height="0.37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fo:min-height="0.40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fo:min-height="0.37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4" style:family="graphic">
      <style:graphic-properties draw:stroke="dash" draw:stroke-dash="Dashed_20__28_var_29__20_4181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372cm" fo:min-width="0.09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374cm" fo:min-width="0.24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7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372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fo:min-height="0.40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9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374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374cm" fo:min-width="0.2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1" style:family="graphic">
      <style:graphic-properties style:run-through="foreground"/>
    </style:style>
    <style:style style:name="gr6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374cm" fo:min-width="0.18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374cm" fo:min-width="0.20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372cm" fo:min-width="0.24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5" style:family="graphic">
      <style:graphic-properties draw:stroke="dash" draw:stroke-dash="Dashed_20__28_var_29__20_7335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6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7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8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cccccc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7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360" draw:name="Shape2_1" draw:style-name="gr42" draw:text-style-name="P121" svg:width="3.857cm" svg:height="0.805cm" draw:transform="rotate (0.0872664625997165) translate (0.467430555555556cm 1.34055555555556cm)">
        <draw:text-box>
          <text:p text:style-name="P120"><text:span text:style-name="T194">Série 7</text:span></text:p>
        </draw:text-box>
      </draw:frame>
      <draw:line text:anchor-type="page" text:anchor-page-number="1" draw:z-index="359" draw:name="Shape3_0" draw:style-name="gr43" draw:text-style-name="P122" svg:x1="12.584cm" svg:y1="1.387cm" svg:x2="21.973cm" svg:y2="1.325cm">
        <text:p/>
      </draw:line>
      <draw:path text:anchor-type="page" text:anchor-page-number="1" draw:z-index="358" draw:name="Shape1_0" draw:style-name="gr44" draw:text-style-name="P123" svg:width="4.329cm" svg:height="2.24cm" svg:x="0cm" svg:y="0.001cm" svg:viewBox="0 0 4330 2241" svg:d="M0 2241l3984-288c209-15 363-168 345-342l-170-1611h-4159z">
        <text:p/>
      </draw:path>
      <text:section text:style-name="Sect1" text:name="Section1">
        <text:list xml:id="list596015722" text:style-name="_5f_Numérotation_20_des_20_exercices">
          <text:list-item>
            <text:h text:style-name="P102" text:outline-level="1"><text:span text:style-name="_5f_Caractères">Construis chaque triangle rectangle suivant puis cal­cule son périmètre et son aire (aide : détermine d’abord quelle est l’hypoténuse de chaque triangle rec­tangle et quel est le sommet de l’angle droit) :</text:span></text:h>
            <text:list>
              <text:list-item text:start-value="1">
                <text:p text:style-name="P113"><text:span text:style-name="_5f_Caractères">MNP tel que MN = 3 cm, NP = 5 cm et <text:line-break/>PM = 4 cm.</text:span></text:p>
              </text:list-item>
            </text:list>
          </text:list-item>
        </text:list>
        <text:h text:style-name="_5f_Paragraphe" text:outline-level="1"><text:span text:style-name="_5f_Caractères"/></text:h>
        <text:h text:style-name="_5f_Paragraphe" text:outline-level="1"><draw:g text:anchor-type="paragraph" draw:z-index="362" draw:name="Shape11" draw:style-name="gr1"><draw:line draw:style-name="gr2" draw:text-style-name="P115" svg:x1="0.548cm" svg:y1="4.038cm" svg:x2="5.548cm" svg:y2="4.038cm"><text:p/></draw:line><draw:custom-shape draw:style-name="gr3" draw:text-style-name="P116" svg:width="0.2cm" svg:height="0.2cm" svg:x="5.449cm" svg:y="3.9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6" svg:width="0.202cm" svg:height="0.2cm" svg:x="2.248cm" svg:y="1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116" svg:width="0.2cm" svg:height="0.2cm" svg:x="0.448cm" svg:y="3.9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115" svg:x1="0.548cm" svg:y1="4.038cm" svg:x2="2.348cm" svg:y2="1.638cm"><text:p/></draw:line><draw:line draw:style-name="gr7" draw:text-style-name="P115" svg:x1="5.548cm" svg:y1="4.038cm" svg:x2="2.348cm" svg:y2="1.638cm"><text:p/></draw:line><draw:frame draw:style-name="gr8" draw:text-style-name="P118" svg:width="0.699cm" svg:height="0.701cm" svg:x="5.449cm" svg:y="4.038cm"><draw:text-box><text:p text:style-name="P117"><text:span text:style-name="T193">P</text:span></text:p></draw:text-box></draw:frame><draw:frame draw:style-name="gr9" draw:text-style-name="P118" svg:width="0.701cm" svg:height="0.701cm" svg:x="-0.151cm" svg:y="4.038cm"><draw:text-box><text:p text:style-name="P117"><text:span text:style-name="T193">N</text:span></text:p></draw:text-box></draw:frame><draw:frame draw:style-name="gr10" draw:text-style-name="P118" svg:width="0.701cm" svg:height="0.701cm" svg:x="1.948cm" svg:y="0.939cm"><draw:text-box><text:p text:style-name="P117"><text:span text:style-name="T193">M</text:span></text:p></draw:text-box></draw:frame><draw:line draw:style-name="gr11" draw:text-style-name="P115" svg:x1="5.549cm" svg:y1="4.038cm" svg:x2="8.049cm" svg:y2="0.933cm"><text:p/></draw:line><draw:frame draw:style-name="gr12" draw:text-style-name="P118" svg:width="1.5cm" svg:height="0.701cm" draw:transform="rotate (0.90792027688745) translate (6.37293055555556cm 2.82045833333333cm)"><draw:text-box><text:p text:style-name="P117"><text:span text:style-name="T193">4 cm</text:span></text:p></draw:text-box></draw:frame><draw:line draw:style-name="gr13" draw:text-style-name="P115" svg:x1="0.548cm" svg:y1="4.038cm" svg:x2="-0.852cm" svg:y2="1.398cm"><text:p/></draw:line><draw:frame draw:style-name="gr14" draw:text-style-name="P118" svg:width="1.5cm" svg:height="0.701cm" draw:transform="rotate (-1.09292517759885) translate (-0.430388888888889cm 1.83797222222222cm)"><draw:text-box><text:p text:style-name="P117"><text:span text:style-name="T193">3 cm</text:span></text:p></draw:text-box></draw:frame><draw:frame draw:style-name="gr15" draw:text-style-name="P118" svg:width="1.502cm" svg:height="0.701cm" draw:transform="rotate (0.0164060949687467) translate (1.94833333333333cm 4.03754166666667cm)"><draw:text-box><text:p text:style-name="P117"><text:span text:style-name="T193">5 cm</text:span></text:p></draw:text-box></draw:frame><draw:frame draw:style-name="gr16" draw:text-style-name="P118" svg:width="1.5cm" svg:height="0.699cm" draw:transform="rotate (0.882787535658732) translate (0.655402777777778cm 2.99684722222222cm)"><draw:text-box><text:p text:style-name="P117"><text:span text:style-name="T193">3 cm</text:span></text:p></draw:text-box></draw:frame><draw:frame draw:style-name="gr17" draw:text-style-name="P118" svg:width="1.5cm" svg:height="0.701cm" draw:transform="rotate (-0.630063859969953) translate (3.53659722222222cm 1.83797222222222cm)"><draw:text-box><text:p text:style-name="P117"><text:span text:style-name="T193">4 cm</text:span></text:p></draw:text-box></draw:frame><draw:line draw:style-name="gr18" draw:text-style-name="P115" svg:x1="2.444cm" svg:y1="2.15cm" svg:x2="2.149cm" svg:y2="1.938cm"><text:p/></draw:line><draw:line draw:style-name="gr19" draw:text-style-name="P115" svg:x1="2.407cm" svg:y1="2.13cm" svg:x2="2.626cm" svg:y2="1.815cm"><text:p/></draw:line><draw:ellipse draw:style-name="gr20" draw:text-style-name="P119" svg:width="6cm" svg:height="6.002cm" svg:x="-2.452cm" svg:y="1.037cm" draw:kind="arc" draw:start-angle="6.39" draw:end-angle="123.07"><text:p/></draw:ellipse><draw:circle draw:style-name="gr21" draw:text-style-name="P119" svg:width="8cm" svg:height="8cm" svg:x="1.55cm" svg:y="0.039cm" draw:kind="arc" draw:start-angle="40.28" draw:end-angle="174.6"><text:p/></draw:circle></draw:g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P109" text:outline-level="1"><text:span text:style-name="_5f_Caractères"><text:span text:style-name="T186">Aire : 3 </text:span></text:span><text:span text:style-name="MATH"><text:span text:style-name="T152">×</text:span></text:span><text:span text:style-name="_5f_Caractères"><text:span text:style-name="T186"> 4 </text:span></text:span><text:span text:style-name="MATH"><text:span text:style-name="T187">÷</text:span></text:span><text:span text:style-name="_5f_Caractères"><text:span text:style-name="T186"> 2 = 6</text:span></text:span><text:span text:style-name="_5f_Caractères"><text:span text:style-name="T153"> : l’aire du triangle MNP vaut 6 cm².</text:span></text:span></text:h>
        <text:h text:style-name="P109" text:outline-level="1"><text:span text:style-name="_5f_Caractères"><text:span text:style-name="T153">Périmètre : 3 + 4 + 5 = 12 : le périmètre du triangle MNP vaut 12 cm.</text:span></text:span></text:h>
        <text:list xml:id="list94607864411726" text:continue-numbering="true" text:style-name="_5f_Numérotation_20_des_20_exercices">
          <text:list-item>
            <text:list>
              <text:list-item>
                <text:p text:style-name="P113"><text:span text:style-name="_5f_Caractères">EFG tel que EF = 4,5 cm, FG = 6 cm et <text:line-break/>EG = 7,5 cm.</text:span></text:p>
              </text:list-item>
            </text:list>
          </text:list-item>
        </text:list>
        <text:p text:style-name="_5f_Paragraphe_5f_Réponse_5f_Pointillés_5f_Grisés"><draw:g text:anchor-type="paragraph" draw:z-index="361" draw:name="Shape12" draw:style-name="gr1"><draw:line draw:style-name="gr22" draw:text-style-name="P115" svg:x1="-0.267cm" svg:y1="4.376cm" svg:x2="5.714cm" svg:y2="8.901cm"><text:p/></draw:line><draw:custom-shape draw:style-name="gr23" draw:text-style-name="P116" svg:width="0.2cm" svg:height="0.2cm" draw:transform="rotate (-0.646993553714298) translate (5.69308333333333cm 8.76123611111111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16" svg:width="0.2cm" svg:height="0.2cm" draw:transform="rotate (-0.654149403647475) translate (4.03855555555556cm 2.9943194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5" draw:text-style-name="P116" svg:width="0.2cm" svg:height="0.202cm" draw:transform="skewX (-0.0087266462599717) rotate (-0.654149403647475) translate (-0.2865cm 4.235097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26" draw:text-style-name="P115" svg:x1="-0.267cm" svg:y1="4.377cm" svg:x2="4.058cm" svg:y2="3.135cm"><text:p/></draw:line><draw:line draw:style-name="gr27" draw:text-style-name="P115" svg:x1="5.714cm" svg:y1="8.902cm" svg:x2="4.058cm" svg:y2="3.135cm"><text:p/></draw:line><draw:frame draw:style-name="gr28" draw:text-style-name="P118" svg:width="0.701cm" svg:height="0.699cm" draw:transform="rotate (-0.645946356163101) translate (5.69408333333333cm 8.76123611111111cm)"><draw:text-box><text:p text:style-name="P117"><text:span text:style-name="T193">G</text:span></text:p></draw:text-box></draw:frame><draw:frame draw:style-name="gr29" draw:text-style-name="P118" svg:width="0.701cm" svg:height="0.701cm" draw:transform="rotate (-0.645946356163101) translate (-0.686902777777778cm 3.93447222222222cm)"><draw:text-box><text:p text:style-name="P117"><text:span text:style-name="T193">E</text:span></text:p></draw:text-box></draw:frame><draw:frame draw:style-name="gr30" draw:text-style-name="P118" svg:width="0.699cm" svg:height="0.701cm" draw:transform="rotate (-0.647517152489896) translate (4.24140277777778cm 2.39636111111111cm)"><draw:text-box><text:p text:style-name="P117"><text:span text:style-name="T193">F</text:span></text:p></draw:text-box></draw:frame><draw:line draw:style-name="gr31" draw:text-style-name="P115" svg:x1="5.715cm" svg:y1="8.901cm" svg:x2="8.936cm" svg:y2="3.814cm"><text:p/></draw:line><draw:frame draw:style-name="gr32" draw:text-style-name="P118" svg:width="1.502cm" svg:height="0.699cm" draw:transform="rotate (-2.12127317287391) translate (7.88659722222222cm 6.47447222222222cm)"><draw:text-box><text:p text:style-name="P117"><text:span text:style-name="T193">6 cm</text:span></text:p></draw:text-box></draw:frame><draw:line draw:style-name="gr33" draw:text-style-name="P115" svg:x1="-0.328cm" svg:y1="4.456cm" svg:x2="0.4cm" svg:y2="-0.076cm"><text:p/></draw:line><draw:frame draw:style-name="gr34" draw:text-style-name="P118" svg:width="1.922cm" svg:height="1.075cm" draw:transform="rotate (-1.74061686301395) translate (0.291291666666667cm 1.69609722222222cm)"><draw:text-box><text:p text:style-name="P117"><text:span text:style-name="T193">4</text:span><text:span text:style-name="T193">,</text:span><text:span text:style-name="T193">5 </text:span><text:span text:style-name="T193">c</text:span><text:span text:style-name="T193">m</text:span></text:p></draw:text-box></draw:frame><draw:frame draw:style-name="gr35" draw:text-style-name="P118" svg:width="1.893cm" svg:height="0.69cm" draw:transform="rotate (-0.63111105752115) translate (2.17688888888889cm 6.111875cm)"><draw:text-box><text:p text:style-name="P117"><text:span text:style-name="T193">7,5 cm</text:span></text:p></draw:text-box></draw:frame><draw:frame draw:style-name="gr36" draw:text-style-name="P118" svg:width="1.844cm" svg:height="1.073cm" draw:transform="rotate (0.388684824419137) translate (0.255013888888889cm 3.58951388888889cm)"><draw:text-box><text:p text:style-name="P117"><text:span text:style-name="T193">4</text:span><text:span text:style-name="T193">,</text:span><text:span text:style-name="T193">5</text:span><text:span text:style-name="T193"> </text:span><text:span text:style-name="T193">c</text:span><text:span text:style-name="T193">m</text:span></text:p></draw:text-box></draw:frame><draw:frame draw:style-name="gr37" draw:text-style-name="P118" svg:width="1.5cm" svg:height="0.701cm" draw:transform="rotate (-1.29451070620419) translate (5.14275cm 4.8895cm)"><draw:text-box><text:p text:style-name="P117"><text:span text:style-name="T193">6 cm</text:span></text:p></draw:text-box></draw:frame><draw:line draw:style-name="gr38" draw:text-style-name="P115" svg:x1="3.815cm" svg:y1="3.601cm" svg:x2="3.717cm" svg:y2="3.252cm"><text:p/></draw:line><draw:line draw:style-name="gr39" draw:text-style-name="P115" svg:x1="3.788cm" svg:y1="3.579cm" svg:x2="4.177cm" svg:y2="3.474cm"><text:p/></draw:line><draw:circle draw:style-name="gr40" draw:text-style-name="P119" svg:width="9cm" svg:height="9cm" draw:transform="rotate (-0.647691685415096) translate (-1.14198611111111cm -1.92793055555556cm)" draw:kind="arc" draw:start-angle="7.98" draw:end-angle="144.25"><text:p/></draw:circle><draw:ellipse draw:style-name="gr41" draw:text-style-name="P119" svg:width="12.002cm" svg:height="12.001cm" draw:transform="skewX (-0.000174532925199273) rotate (-0.647691685415096) translate (4.54831944444444cm 0.495652777777778cm)" draw:kind="arc" draw:start-angle="75.23" draw:end-angle="173.18"><text:p/></draw:ellipse></draw:g><text:span text:style-name="_5f_Caractères"/></text:p>
        <text:p text:style-name="_5f_Paragraphe_5f_Réponse_5f_Pointillés_5f_Grisés"><text:span text:style-name="_5f_Caractères"/></text:p>
        <text:p text:style-name="_5f_Paragraphe_5f_Réponse_5f_Pointillés_5f_Grisés"><text:span text:style-name="_5f_Caractères"/></text:p>
        <text:p text:style-name="_5f_Paragraphe_5f_Réponse_5f_Pointillés_5f_Grisés"><text:span text:style-name="_5f_Caractères"/></text:p>
        <text:p text:style-name="_5f_Paragraphe_5f_Réponse_5f_Pointillés_5f_Grisés"><text:span text:style-name="_5f_Caractères"/></text:p>
        <text:p text:style-name="_5f_Paragraphe_5f_Réponse_5f_Pointillés_5f_Grisés"><text:span text:style-name="_5f_Caractères"/></text:p>
        <text:p text:style-name="_5f_Paragraphe_5f_Réponse_5f_Pointillés_5f_Grisés"><text:span text:style-name="_5f_Caractères"/></text:p>
        <text:p text:style-name="_5f_Paragraphe_5f_Réponse_5f_Pointillés_5f_Grisés"><text:span text:style-name="_5f_Caractères"/></text:p>
        <text:p text:style-name="_5f_Paragraphe_5f_Réponse_5f_Pointillés_5f_Grisés"><text:span text:style-name="_5f_Caractères"/></text:p>
        <text:p text:style-name="_5f_Paragraphe_5f_Réponse_5f_Pointillés_5f_Grisés"><text:span text:style-name="_5f_Caractères"/></text:p>
        <text:p text:style-name="_5f_Paragraphe_5f_Réponse_5f_Pointillés_5f_Grisés"><text:span text:style-name="_5f_Caractères"/></text:p>
        <text:p text:style-name="_5f_Paragraphe_5f_Réponse_5f_Pointillés_5f_Grisés"><text:span text:style-name="_5f_Caractères"/></text:p>
        <text:p text:style-name="_5f_Paragraphe_5f_Réponse_5f_Pointillés_5f_Grisés"><text:span text:style-name="_5f_Caractères"/></text:p>
        <text:p text:style-name="_5f_Paragraphe_5f_Réponse_5f_Pointillés_5f_Grisés"><text:span text:style-name="_5f_pointillés_20_gris"/></text:p>
        <text:h text:style-name="P110" text:outline-level="1"><text:span text:style-name="_5f_Caractères_5f_correction"><text:span text:style-name="T190">Aire : 4,5 </text:span></text:span><text:span text:style-name="MATH"><text:span text:style-name="T152">×</text:span></text:span><text:span text:style-name="_5f_Caractères_5f_correction"><text:span text:style-name="T190"> 6 </text:span></text:span><text:span text:style-name="MATH"><text:span text:style-name="T187">÷</text:span></text:span><text:span text:style-name="_5f_Caractères_5f_correction"><text:span text:style-name="T190"> 2 = 13,5 : l’aire du triangle EFG vaut 13,5 cm²</text:span></text:span><text:span text:style-name="_5f_Caractères_5f_correction"><text:span text:style-name="T154">.</text:span></text:span></text:h>
        <text:h text:style-name="P110" text:outline-level="1"><text:span text:style-name="_5f_Caractères_5f_correction"><text:span text:style-name="T154">Périmètre : 4,5 + 6 + 7,5 = 18 : le périmètre du triangle EFG vaut 18 cm.</text:span></text:span></text:h>
        <text:h text:style-name="_5f_Paragraphe" text:outline-level="1"><text:span text:style-name="_5f_pointillés_20_gris"/></text:h>
        <text:list xml:id="list94608931807934" text:continue-numbering="true" text:style-name="_5f_Numérotation_20_des_20_exercices">
          <text:list-item>
            <text:h text:style-name="P114" text:outline-level="1"><text:span text:style-name="_5f_Caractères"><text:s/>Sur la figure suivante, ABC est un triangle. </text:span></text:h>
          </text:list-item>
        </text:list>
        <text:h text:style-name="_5f_Paragraphe" text:outline-level="1"><draw:g text:anchor-type="paragraph" draw:z-index="353" draw:name="Shape2_0" draw:style-name="gr45"><draw:polygon draw:style-name="gr66" draw:text-style-name="P130" svg:width="3.23cm" svg:height="4.314cm" draw:transform="skewX (0.0546288055874225) rotate (1.09589223732724) translate (3.1576008504146cm 3.74462000147129cm)" svg:viewBox="0 0 3231 4315" draw:points="0,0 3231,1 2872,4315"><text:p/></draw:polygon><draw:line draw:style-name="gr67" draw:text-style-name="P131" svg:x1="3.1cm" svg:y1="3.683cm" svg:x2="3.218cm" svg:y2="3.801cm"><text:p/></draw:line><draw:line draw:style-name="gr67" draw:text-style-name="P131" svg:x1="3.218cm" svg:y1="3.683cm" svg:x2="3.1cm" svg:y2="3.801cm"><text:p/></draw:line><draw:line draw:style-name="gr67" draw:text-style-name="P131" svg:x1="4.576cm" svg:y1="0.806cm" svg:x2="4.694cm" svg:y2="0.924cm"><text:p/></draw:line><draw:line draw:style-name="gr67" draw:text-style-name="P131" svg:x1="4.694cm" svg:y1="0.806cm" svg:x2="4.576cm" svg:y2="0.924cm"><text:p/></draw:line><draw:line draw:style-name="gr67" draw:text-style-name="P131" svg:x1="8.152cm" svg:y1="3.309cm" svg:x2="8.27cm" svg:y2="3.427cm"><text:p/></draw:line><draw:line draw:style-name="gr67" draw:text-style-name="P131" svg:x1="8.27cm" svg:y1="3.309cm" svg:x2="8.152cm" svg:y2="3.427cm"><text:p/></draw:line><draw:line draw:style-name="gr67" draw:text-style-name="P131" svg:x1="4.639cm" svg:y1="0.871cm" svg:x2="4.846cm" svg:y2="3.633cm"><text:p/></draw:line><draw:custom-shape draw:style-name="gr68" draw:text-style-name="P132" svg:width="0.124cm" svg:height="0.114cm" draw:transform="rotate (0.0769690200129499) translate (4.83658333333333cm 3.50484722222222cm)"><text:p/><draw:enhanced-geometry svg:viewBox="0 0 21600 21600" draw:type="rectangle" draw:enhanced-path="M 0 0 L 21600 0 21600 21600 0 21600 0 0 Z N"/></draw:custom-shape><draw:line draw:style-name="gr67" draw:text-style-name="P131" svg:x1="4.79cm" svg:y1="3.563cm" svg:x2="4.908cm" svg:y2="3.681cm"><text:p/></draw:line><draw:line draw:style-name="gr67" draw:text-style-name="P131" svg:x1="4.908cm" svg:y1="3.563cm" svg:x2="4.79cm" svg:y2="3.681cm"><text:p/></draw:line><draw:frame draw:style-name="gr69" draw:text-style-name="P134" svg:width="0.645cm" svg:height="0.623cm" svg:x="4.332cm" svg:y="0.46cm"><draw:text-box><text:p text:style-name="P133"><text:span text:style-name="T198">A</text:span></text:p></draw:text-box></draw:frame><draw:frame draw:style-name="gr69" draw:text-style-name="P134" svg:width="0.646cm" svg:height="0.623cm" svg:x="2.75cm" svg:y="3.51cm"><draw:text-box><text:p text:style-name="P133"><text:span text:style-name="T198">B</text:span></text:p></draw:text-box></draw:frame><draw:frame draw:style-name="gr69" draw:text-style-name="P134" svg:width="0.645cm" svg:height="0.623cm" svg:x="8.146cm" svg:y="3.097cm"><draw:text-box><text:p text:style-name="P133"><text:span text:style-name="T198">C</text:span></text:p></draw:text-box></draw:frame><draw:frame draw:style-name="gr69" draw:text-style-name="P134" svg:width="0.646cm" svg:height="0.623cm" svg:x="4.627cm" svg:y="3.624cm"><draw:text-box><text:p text:style-name="P133"><text:span text:style-name="T198">D</text:span></text:p></draw:text-box></draw:frame><draw:frame draw:style-name="gr70" draw:text-style-name="P135" svg:width="1.708cm" svg:height="0.983cm" draw:transform="rotate (1.08175507038609) translate (3.15736111111111cm 2.56116666666667cm)"><draw:text-box><text:p text:style-name="P133"><text:span text:style-name="T199">8</text:span><text:span text:style-name="T199">,</text:span><text:span text:style-name="T199">9</text:span><text:span text:style-name="T199"> </text:span><text:span text:style-name="T199">c</text:span><text:span text:style-name="T199">m</text:span></text:p></draw:text-box></draw:frame><draw:frame draw:style-name="gr70" draw:text-style-name="P136" svg:width="1.527cm" svg:height="0.983cm" draw:transform="rotate (0.087091929674517) translate (3.302cm 3.62831944444444cm)"><draw:text-box><text:p text:style-name="P133"><text:span text:style-name="T200">3</text:span><text:span text:style-name="T200">,</text:span><text:span text:style-name="T200">9</text:span><text:span text:style-name="T200"> </text:span><text:span text:style-name="T200">c</text:span><text:span text:style-name="T200">m</text:span></text:p></draw:text-box></draw:frame><draw:frame draw:style-name="gr70" draw:text-style-name="P137" svg:width="1.689cm" svg:height="0.983cm" draw:transform="rotate (0.087091929674517) translate (5.91961111111111cm 3.47486111111111cm)"><draw:text-box><text:p text:style-name="P133"><text:span text:style-name="T201">1</text:span><text:span text:style-name="T201">5 </text:span><text:span text:style-name="T201">c</text:span><text:span text:style-name="T201">m</text:span></text:p></draw:text-box></draw:frame><draw:frame draw:style-name="gr70" draw:text-style-name="P138" svg:width="1.641cm" svg:height="0.983cm" draw:transform="rotate (-1.48370439712038) translate (5.24580555555556cm 1.88736111111111cm)"><draw:text-box><text:p text:style-name="P133"><text:span text:style-name="T202">8 cm</text:span></text:p></draw:text-box></draw:frame><draw:frame draw:style-name="gr70" draw:text-style-name="P139" svg:width="1.602cm" svg:height="0.983cm" draw:transform="rotate (-0.629714794119554) translate (5.83670833333333cm 1.11830555555556cm)"><draw:text-box><text:p text:style-name="P133"><text:span text:style-name="T203">17 cm</text:span></text:p></draw:text-box></draw:frame></draw:g><text:span text:style-name="_5f_Caractères">B, D et C sont alignés. Calcule le périmètre et l’aire du triangle ABC</text:span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P111" text:outline-level="1"><text:span text:style-name="_5f_Caractères"><text:span text:style-name="T191">Aire : [(3,9 + 15) </text:span></text:span><text:span text:style-name="MATH"><text:span text:style-name="T152">×</text:span></text:span><text:span text:style-name="_5f_Caractères"><text:span text:style-name="T191"> 8] </text:span></text:span><text:span text:style-name="MATH"><text:span text:style-name="T187">÷</text:span></text:span><text:span text:style-name="_5f_Caractères"><text:span text:style-name="T191"> 2 = 75,6 : l’aire du triangle ABC vaut 75,6 cm²</text:span></text:span><text:span text:style-name="_5f_Caractères"><text:span text:style-name="T155">.</text:span></text:span></text:h>
        <text:h text:style-name="P111" text:outline-level="1"><text:span text:style-name="_5f_Caractères"><text:span text:style-name="T155">Périmètre : (3,9 + 15) + 17 + 8,9 = 44,8 : le périmètre du triangle ABC vaut 44,8 cm.</text:span></text:span></text:h>
        <text:list xml:id="list94609533763078" text:continue-numbering="true" text:style-name="_5f_Numérotation_20_des_20_exercices">
          <text:list-item>
            <text:h text:style-name="P114" text:outline-level="1"><draw:g text:anchor-type="paragraph" draw:z-index="354" draw:name="Forme1" draw:style-name="gr45"><draw:g draw:style-name="gr61"><draw:frame draw:style-name="gr62" draw:text-style-name="P129" svg:width="0.689cm" svg:height="0.625cm" svg:x="6.907cm" svg:y="3.736cm"><draw:text-box><text:p text:style-name="P117"><text:span text:style-name="T197">F</text:span></text:p></draw:text-box></draw:frame><draw:frame draw:style-name="gr63" draw:text-style-name="P129" svg:width="0.706cm" svg:height="0.625cm" svg:x="4.808cm" svg:y="3.635cm"><draw:text-box><text:p text:style-name="P117"><text:span text:style-name="T197">E</text:span></text:p></draw:text-box></draw:frame><draw:frame draw:style-name="gr64" draw:text-style-name="P129" svg:width="0.75cm" svg:height="0.623cm" svg:x="7.607cm" svg:y="1.337cm"><draw:text-box><text:p text:style-name="P117"><text:span text:style-name="T197">D</text:span></text:p></draw:text-box></draw:frame><draw:polyline draw:style-name="gr47" draw:text-style-name="P125" svg:width="0.235cm" svg:height="0.235cm" draw:transform="rotate (1.5707963267949) translate (7.61027777777779cm 3.82083333333333cm)" svg:viewBox="0 0 236 236" draw:points="0,0 236,0 236,236"><text:p/></draw:polyline><draw:polyline draw:style-name="gr47" draw:text-style-name="P125" svg:width="3.165cm" svg:height="0.039cm" draw:transform="skewX (-0.00087266462599717) rotate (0.672649893718614) translate (5.36844792539023cm 3.82326249285654cm)" svg:viewBox="0 0 3166 40" draw:points="0,5 549,17 1207,40 1871,5 2612,7 3166,0"><text:p/></draw:polyline><draw:polyline draw:style-name="gr47" draw:text-style-name="P125" svg:width="2.1cm" svg:height="0.015cm" draw:transform="rotate (-1.92841429052853) translate (7.85127401982085cm 1.84751940876547cm)" svg:viewBox="0 0 2101 16" draw:points="0,10 840,9 1358,0 1852,16 2101,6"><text:p/></draw:polyline><draw:line draw:style-name="gr65" draw:text-style-name="P125" svg:x1="7.112cm" svg:y1="3.815cm" svg:x2="8.535cm" svg:y2="3.815cm"><text:p/></draw:line><draw:line draw:style-name="gr50" draw:text-style-name="P125" svg:x1="8.001cm" svg:y1="1.847cm" svg:x2="8.001cm" svg:y2="3.817cm"><text:p/></draw:line><draw:line draw:style-name="gr50" draw:text-style-name="P125" svg:x1="5.377cm" svg:y1="3.975cm" svg:x2="7.114cm" svg:y2="3.975cm"><text:p/></draw:line><draw:line draw:style-name="gr50" draw:text-style-name="P125" svg:x1="5.22cm" svg:y1="3.659cm" svg:x2="7.688cm" svg:y2="1.689cm"><text:p/></draw:line><draw:frame draw:style-name="gr51" draw:text-style-name="P127" svg:width="1.082cm" svg:height="0.625cm" draw:transform="rotate (-1.54793251359377) translate (8.38376388888889cm 2.23484722222222cm)"><draw:text-box><text:p text:style-name="P126"><text:span text:style-name="T196">2,5</text:span></text:p></draw:text-box></draw:frame><draw:frame draw:style-name="gr51" draw:text-style-name="P128" svg:width="0.332cm" svg:height="0.625cm" draw:transform="rotate (0.725358837128843) translate (6.25827777777778cm 2.60526388888889cm)"><draw:text-box><text:p text:style-name="P117"><text:span text:style-name="T196">3</text:span></text:p></draw:text-box></draw:frame><draw:frame draw:style-name="gr51" draw:text-style-name="P127" svg:width="1.036cm" svg:height="0.625cm" svg:x="5.708cm" svg:y="3.736cm"><draw:text-box><text:p text:style-name="P126"><text:span text:style-name="T196">2,2</text:span></text:p></draw:text-box></draw:frame><draw:polyline draw:style-name="gr47" draw:text-style-name="P125" svg:width="1.969cm" svg:height="0.04cm" draw:transform="rotate (-1.5707963267949) translate (7.85522222222059cm 1.85033333333328cm)" svg:viewBox="0 0 1970 41" draw:points="0,11 563,0 1085,41 1503,41 1970,11"><text:p/></draw:polyline><draw:polyline draw:style-name="gr47" draw:text-style-name="P125" svg:width="1.736cm" svg:height="0.027cm" svg:x="5.377cm" svg:y="3.788cm" svg:viewBox="0 0 1737 28" draw:points="0,28 473,0 1164,0 1737,28"><text:p/></draw:polyline></draw:g></draw:g><text:span text:style-name="_5f_Caractères"><text:s/>Calcule l’aire des triangles suivants. L’uni­té de longueur est le centimètre.</text:span></text:h>
          </text:list-item>
        </text:list>
        <text:p text:style-name="_5f_Paragraphe_5f_Réponse_5f_Pointillés_5f_Grisés"><draw:g text:anchor-type="paragraph" draw:z-index="355" draw:name="Forme2" draw:style-name="gr45"><draw:line draw:style-name="gr50" draw:text-style-name="P125" svg:x1="4.074cm" svg:y1="2.985cm" svg:x2="2.355cm" svg:y2="0.506cm"><text:p/></draw:line><draw:line draw:style-name="gr50" draw:text-style-name="P125" svg:x1="1.759cm" svg:y1="0.582cm" svg:x2="0.532cm" svg:y2="2.964cm"><text:p/></draw:line><draw:line draw:style-name="gr50" draw:text-style-name="P125" svg:x1="0.86cm" svg:y1="3.336cm" svg:x2="3.933cm" svg:y2="3.336cm"><text:p/></draw:line><draw:frame draw:style-name="gr51" draw:text-style-name="P127" svg:width="1.057cm" svg:height="0.625cm" svg:x="1.96cm" svg:y="3.182cm"><draw:text-box><text:p text:style-name="P126"><text:span text:style-name="T196">3</text:span><text:span text:style-name="T196">,</text:span><text:span text:style-name="T196">9</text:span></text:p></draw:text-box></draw:frame><draw:frame draw:style-name="gr51" draw:text-style-name="P127" svg:width="1.071cm" svg:height="0.625cm" draw:transform="rotate (-0.965865208053663) translate (3.15030555555556cm 1.04598611111111cm)"><draw:text-box><text:p text:style-name="P126"><text:span text:style-name="T196">4</text:span><text:span text:style-name="T196">,</text:span><text:span text:style-name="T196">5</text:span></text:p></draw:text-box></draw:frame><draw:frame draw:style-name="gr58" draw:text-style-name="P127" svg:width="1.066cm" svg:height="0.66cm" draw:transform="rotate (1.10339715311082) translate (0.589138888888889cm 1.984375cm)"><draw:text-box><text:p text:style-name="P126"><text:span text:style-name="T196">4</text:span><text:span text:style-name="T196">,</text:span><text:span text:style-name="T196">2</text:span></text:p></draw:text-box></draw:frame><draw:line draw:style-name="gr47" draw:text-style-name="P125" svg:x1="0.828cm" svg:y1="3.124cm" svg:x2="1.276cm" svg:y2="3.129cm"><text:p/></draw:line><draw:line draw:style-name="gr47" draw:text-style-name="P125" svg:x1="1.276cm" svg:y1="3.131cm" svg:x2="1.83cm" svg:y2="3.094cm"><text:p/></draw:line><draw:line draw:style-name="gr47" draw:text-style-name="P125" svg:x1="1.828cm" svg:y1="3.094cm" svg:x2="2.198cm" svg:y2="3.131cm"><text:p/></draw:line><draw:line draw:style-name="gr47" draw:text-style-name="P125" svg:x1="2.201cm" svg:y1="3.131cm" svg:x2="2.735cm" svg:y2="3.131cm"><text:p/></draw:line><draw:line draw:style-name="gr47" draw:text-style-name="P125" svg:x1="2.733cm" svg:y1="3.131cm" svg:x2="3.252cm" svg:y2="3.112cm"><text:p/></draw:line><draw:line draw:style-name="gr47" draw:text-style-name="P125" svg:x1="3.254cm" svg:y1="3.112cm" svg:x2="3.903cm" svg:y2="3.126cm"><text:p/></draw:line><draw:frame draw:style-name="gr59" draw:text-style-name="P129" svg:width="0.727cm" svg:height="0.625cm" svg:x="0.337cm" svg:y="2.981cm"><draw:text-box><text:p text:style-name="P117"><text:span text:style-name="T197">C</text:span></text:p></draw:text-box></draw:frame><draw:frame draw:style-name="gr60" draw:text-style-name="P129" svg:width="0.724cm" svg:height="0.625cm" svg:x="3.759cm" svg:y="2.981cm"><draw:text-box><text:p text:style-name="P117"><text:span text:style-name="T197">B</text:span></text:p></draw:text-box></draw:frame><draw:frame draw:style-name="gr60" draw:text-style-name="P129" svg:width="0.724cm" svg:height="0.625cm" svg:x="1.759cm" svg:y="-0.118cm"><draw:text-box><text:p text:style-name="P117"><text:span text:style-name="T197">A</text:span></text:p></draw:text-box></draw:frame><draw:line draw:style-name="gr47" draw:text-style-name="P125" svg:x1="3.901cm" svg:y1="3.126cm" svg:x2="3.472cm" svg:y2="2.632cm"><text:p/></draw:line><draw:line draw:style-name="gr47" draw:text-style-name="P125" svg:x1="3.472cm" svg:y1="2.633cm" svg:x2="3.326cm" svg:y2="2.411cm"><text:p/></draw:line><draw:line draw:style-name="gr47" draw:text-style-name="P125" svg:x1="3.326cm" svg:y1="2.409cm" svg:x2="2.934cm" svg:y2="1.665cm"><text:p/></draw:line><draw:line draw:style-name="gr47" draw:text-style-name="P125" svg:x1="2.934cm" svg:y1="1.666cm" svg:x2="2.803cm" svg:y2="1.555cm"><text:p/></draw:line><draw:line draw:style-name="gr47" draw:text-style-name="P125" svg:x1="2.803cm" svg:y1="1.551cm" svg:x2="2.581cm" svg:y2="1.274cm"><text:p/></draw:line><draw:line draw:style-name="gr47" draw:text-style-name="P125" svg:x1="2.581cm" svg:y1="1.28cm" svg:x2="2.304cm" svg:y2="0.984cm"><text:p/></draw:line><draw:line draw:style-name="gr47" draw:text-style-name="P125" svg:x1="2.305cm" svg:y1="0.981cm" svg:x2="2.06cm" svg:y2="0.669cm"><text:p/></draw:line><draw:line draw:style-name="gr47" draw:text-style-name="P125" svg:x1="2.059cm" svg:y1="0.682cm" svg:x2="1.659cm" svg:y2="1.282cm"><text:p/></draw:line><draw:line draw:style-name="gr47" draw:text-style-name="P125" svg:x1="1.659cm" svg:y1="1.284cm" svg:x2="1.459cm" svg:y2="1.884cm"><text:p/></draw:line><draw:line draw:style-name="gr47" draw:text-style-name="P125" svg:x1="1.459cm" svg:y1="1.879cm" svg:x2="1.34cm" svg:y2="2.145cm"><text:p/></draw:line><draw:line draw:style-name="gr47" draw:text-style-name="P125" svg:x1="1.34cm" svg:y1="2.15cm" svg:x2="1.155cm" svg:y2="2.462cm"><text:p/></draw:line><draw:line draw:style-name="gr47" draw:text-style-name="P125" svg:x1="1.155cm" svg:y1="2.46cm" svg:x2="0.979cm" svg:y2="2.854cm"><text:p/></draw:line><draw:line draw:style-name="gr47" draw:text-style-name="P125" svg:x1="0.979cm" svg:y1="2.854cm" svg:x2="0.828cm" svg:y2="3.127cm"><text:p/></draw:line><draw:line draw:style-name="gr47" draw:text-style-name="P125" svg:x1="1.485cm" svg:y1="1.766cm" svg:x2="1.661cm" svg:y2="1.888cm"><text:p/></draw:line><draw:line draw:style-name="gr47" draw:text-style-name="P125" svg:x1="1.655cm" svg:y1="1.882cm" svg:x2="1.759cm" svg:y2="1.709cm"><text:p/></draw:line><draw:line draw:style-name="gr47" draw:text-style-name="P125" svg:x1="1.559cm" svg:y1="1.582cm" svg:x2="1.875cm" svg:y2="1.817cm"><text:p/></draw:line><draw:line draw:style-name="gr47" draw:text-style-name="P125" svg:x1="1.875cm" svg:y1="1.817cm" svg:x2="2.364cm" svg:y2="2.133cm"><text:p/></draw:line><draw:line draw:style-name="gr47" draw:text-style-name="P125" svg:x1="2.366cm" svg:y1="2.133cm" svg:x2="2.717cm" svg:y2="2.392cm"><text:p/></draw:line><draw:line draw:style-name="gr47" draw:text-style-name="P125" svg:x1="2.717cm" svg:y1="2.392cm" svg:x2="3.068cm" svg:y2="2.595cm"><text:p/></draw:line><draw:line draw:style-name="gr47" draw:text-style-name="P125" svg:x1="3.069cm" svg:y1="2.593cm" svg:x2="3.457cm" svg:y2="2.851cm"><text:p/></draw:line><draw:line draw:style-name="gr47" draw:text-style-name="P125" svg:x1="3.457cm" svg:y1="2.854cm" svg:x2="3.903cm" svg:y2="3.127cm"><text:p/></draw:line><draw:frame draw:style-name="gr51" draw:text-style-name="P127" svg:width="1.038cm" svg:height="0.625cm" draw:transform="rotate (-0.57578412023293) translate (1.99848611111111cm 1.59455555555556cm)"><draw:text-box><text:p text:style-name="P126"><text:span text:style-name="T196">3,6</text:span></text:p></draw:text-box></draw:frame></draw:g><text:span text:style-name="_5f_Caractères"/></text:p>
        <text:p text:style-name="_5f_Paragraphe_5f_Réponse_5f_Pointillés_5f_Grisés"><text:span text:style-name="_5f_Caractères"/></text:p>
        <text:p text:style-name="_5f_Paragraphe_5f_Réponse_5f_Pointillés_5f_Grisés"><text:span text:style-name="_5f_Caractères"/></text:p>
        <text:p text:style-name="_5f_Paragraphe_5f_Réponse_5f_Pointillés_5f_Grisés"><text:span text:style-name="_5f_Caractères"/></text:p>
        <text:p text:style-name="_5f_Paragraphe_5f_Réponse_5f_Pointillés_5f_Grisés"><draw:g text:anchor-type="paragraph" draw:z-index="357" draw:name="Forme3" draw:style-name="gr45"><draw:frame draw:style-name="gr46" draw:text-style-name="P124" svg:width="0.779cm" svg:height="0.625cm" svg:x="4.011cm" svg:y="2.09cm"><draw:text-box><text:p text:style-name="P117"><text:span text:style-name="T195">M</text:span></text:p></draw:text-box></draw:frame><draw:polyline draw:style-name="gr47" draw:text-style-name="P125" svg:width="0.232cm" svg:height="0.246cm" draw:transform="rotate (-1.21946154836844) translate (8.05886268714267cm 0.823063346325791cm)" svg:viewBox="0 0 233 247" draw:points="0,243 233,247 215,0"><text:p/></draw:polyline><draw:frame draw:style-name="gr48" draw:text-style-name="P124" svg:width="0.713cm" svg:height="0.625cm" svg:x="8.578cm" svg:y="2.191cm"><draw:text-box><text:p text:style-name="P117"><text:span text:style-name="T195">K</text:span></text:p></draw:text-box></draw:frame><draw:frame draw:style-name="gr49" draw:text-style-name="P124" svg:width="0.682cm" svg:height="0.625cm" svg:x="6.107cm" svg:y="0.714cm"><draw:text-box><text:p text:style-name="P117"><text:span text:style-name="T195">L</text:span></text:p></draw:text-box></draw:frame><draw:line draw:style-name="gr50" draw:text-style-name="P125" svg:x1="8.216cm" svg:y1="0.72cm" svg:x2="8.862cm" svg:y2="2.218cm"><text:p/></draw:line><draw:line draw:style-name="gr50" draw:text-style-name="P125" svg:x1="8.7cm" svg:y1="2.461cm" svg:x2="4.638cm" svg:y2="2.461cm"><text:p/></draw:line><draw:line draw:style-name="gr50" draw:text-style-name="P125" svg:x1="4.555cm" svg:y1="2.14cm" svg:x2="6.557cm" svg:y2="1.251cm"><text:p/></draw:line><draw:line draw:style-name="gr50" draw:text-style-name="P125" svg:x1="7.982cm" svg:y1="0.646cm" svg:x2="6.567cm" svg:y2="1.253cm"><text:p/></draw:line><draw:frame draw:style-name="gr51" draw:text-style-name="P127" svg:width="1.082cm" svg:height="0.625cm" draw:transform="rotate (0.449073216538141) translate (5.08705555555556cm 1.58044444444444cm)"><draw:text-box><text:p text:style-name="P126"><text:span text:style-name="T196">3,3</text:span></text:p></draw:text-box></draw:frame><draw:frame draw:style-name="gr52" draw:text-style-name="P127" svg:width="1.154cm" svg:height="0.655cm" draw:transform="rotate (0.356047167406843) translate (6.47876388888889cm 0.903111111111111cm)"><draw:text-box><text:p text:style-name="P126"><text:span text:style-name="T196">1,5</text:span></text:p></draw:text-box></draw:frame><draw:frame draw:style-name="gr53" draw:text-style-name="P128" svg:width="0.465cm" svg:height="0.623cm" draw:transform="rotate (-1.13097335529233) translate (8.75241666666667cm 1.11477777777778cm)"><draw:text-box><text:p text:style-name="P117"><text:span text:style-name="T196">2</text:span></text:p></draw:text-box></draw:frame><draw:frame draw:style-name="gr51" draw:text-style-name="P127" svg:width="1.177cm" svg:height="0.625cm" svg:x="5.911cm" svg:y="2.191cm"><draw:text-box><text:p text:style-name="P126"><text:span text:style-name="T196">5,2</text:span></text:p></draw:text-box></draw:frame><draw:polyline draw:style-name="gr47" draw:text-style-name="P125" svg:width="4.061cm" svg:height="0.041cm" draw:transform="rotate (-3.14159265358979) translate (8.7000416666667cm 2.30048611111104cm)" svg:viewBox="0 0 4062 42" draw:points="0,0 893,21 1833,0 3052,42 4062,0"><text:p/></draw:polyline><draw:polyline draw:style-name="gr47" draw:text-style-name="P125" svg:width="2.193cm" svg:height="0.034cm" draw:transform="skewX (-0.0493928178314395) rotate (0.41870448755344) translate (4.63763257290303cm 2.30667173826291cm)" svg:viewBox="0 0 2194 35" draw:points="0,0 550,35 930,18 1517,21 2194,0"><text:p/></draw:polyline><draw:line draw:style-name="gr54" draw:text-style-name="P125" svg:x1="6.636cm" svg:y1="1.413cm" svg:x2="8.395cm" svg:y2="0.663cm"><text:p/></draw:line><draw:polyline draw:style-name="gr47" draw:text-style-name="P125" svg:width="2.246cm" svg:height="0.052cm" draw:transform="rotate (-0.408232512041474) translate (6.65225033864049cm 1.37655761182948cm)" svg:viewBox="0 0 2247 53" draw:points="0,34 679,53 1129,0 1577,42 2247,28"><text:p/></draw:polyline><draw:polyline draw:style-name="gr47" draw:text-style-name="P125" svg:width="1.631cm" svg:height="0.043cm" draw:transform="rotate (-1.16204021597783) translate (8.05169444444472cm 0.800708333333849cm)" svg:viewBox="0 0 1632 44" draw:points="0,0 448,44 972,20 1632,1"><text:p/></draw:polyline></draw:g><text:span text:style-name="_5f_Caractères"/></text:p>
        <text:p text:style-name="_5f_Paragraphe_5f_Réponse_5f_Pointillés_5f_Grisés"><draw:g text:anchor-type="paragraph" draw:z-index="356" draw:name="Forme4" draw:style-name="gr45"><draw:frame draw:style-name="gr53" draw:text-style-name="P128" svg:width="1.036cm" svg:height="0.623cm" draw:transform="rotate (-1.0759954838545) translate (2.32656944444444cm 0.636763888888889cm)"><draw:text-box><text:p text:style-name="P117"><text:span text:style-name="T196">1,3</text:span></text:p></draw:text-box></draw:frame><draw:frame draw:style-name="gr55" draw:text-style-name="P124" svg:width="0.599cm" svg:height="0.623cm" svg:x="3.882cm" svg:y="0.54cm"><draw:text-box><text:p text:style-name="P117"><text:span text:style-name="T195">I</text:span></text:p></draw:text-box></draw:frame><draw:frame draw:style-name="gr56" draw:text-style-name="P124" svg:width="0.745cm" svg:height="0.625cm" svg:x="1.439cm" svg:y="0.439cm"><draw:text-box><text:p text:style-name="P117"><text:span text:style-name="T195">H</text:span></text:p></draw:text-box></draw:frame><draw:line draw:style-name="gr50" draw:text-style-name="P125" svg:x1="1.143cm" svg:y1="2.655cm" svg:x2="4.011cm" svg:y2="1.069cm"><text:p/></draw:line><draw:line draw:style-name="gr50" draw:text-style-name="P125" svg:x1="1.921cm" svg:y1="0.77cm" svg:x2="3.932cm" svg:y2="0.77cm"><text:p/></draw:line><draw:frame draw:style-name="gr51" draw:text-style-name="P127" svg:width="1.105cm" svg:height="0.625cm" svg:x="2.374cm" svg:y="0.439cm"><draw:text-box><text:p text:style-name="P126"><text:span text:style-name="T196">2</text:span><text:span text:style-name="T196">,</text:span><text:span text:style-name="T196">7</text:span></text:p></draw:text-box></draw:frame><draw:frame draw:style-name="gr57" draw:text-style-name="P124" svg:width="0.752cm" svg:height="0.623cm" svg:x="0.478cm" svg:y="2.316cm"><draw:text-box><text:p text:style-name="P117"><text:span text:style-name="T195">G</text:span></text:p></draw:text-box></draw:frame><draw:frame draw:style-name="gr51" draw:text-style-name="P127" svg:width="1.077cm" svg:height="0.625cm" draw:transform="rotate (0.515744793964324) translate (1.87854166666667cm 1.97026388888889cm)"><draw:text-box><text:p text:style-name="P126"><text:span text:style-name="T196">4</text:span><text:span text:style-name="T196">,</text:span><text:span text:style-name="T196">4</text:span></text:p></draw:text-box></draw:frame><draw:polyline draw:style-name="gr47" draw:text-style-name="P125" svg:width="2.01cm" svg:height="0.01cm" svg:x="1.921cm" svg:y="0.92cm" svg:viewBox="0 0 2011 11" draw:points="0,0 418,11 810,11 1245,11 1679,11 2011,0"><text:p/></draw:polyline><draw:polyline draw:style-name="gr47" draw:text-style-name="P125" svg:width="3.278cm" svg:height="0.023cm" draw:transform="rotate (0.504051087975962) translate (1.05502330874307cm 2.49238223546754cm)" svg:viewBox="0 0 3279 24" draw:points="0,24 455,3 935,19 1346,16 1963,0 2383,9 2866,18 3279,21"><text:p/></draw:polyline><draw:polyline draw:style-name="gr47" draw:text-style-name="P125" svg:width="1.8cm" svg:height="0.821cm" draw:transform="rotate (-2.06542263681009) translate (2.64536076637573cm 1.31606543171475cm)" svg:viewBox="0 0 1801 822" draw:points="536,0 215,501 0,822 579,799 1162,817 1801,820"><text:p/></draw:polyline><draw:polyline draw:style-name="gr47" draw:text-style-name="P125" svg:width="0.225cm" svg:height="0.218cm" draw:transform="skewX (-0.0178023583703421) rotate (2.06873876238888) translate (2.37332089323226cm 1.77893760252288cm)" svg:viewBox="0 0 226 219" draw:points="0,219 226,217 224,0"><text:p/></draw:polyline></draw:g><text:span text:style-name="_5f_Caractères"/></text:p>
        <text:p text:style-name="_5f_Paragraphe_5f_Réponse_5f_Pointillés_5f_Grisés"><text:span text:style-name="_5f_Caractères"/></text:p>
        <text:p text:style-name="_5f_Paragraphe_5f_Réponse_5f_Pointillés_5f_Grisés"><text:span text:style-name="_5f_Caractères"/></text:p>
        <text:p text:style-name="_5f_Paragraphe_5f_Réponse_5f_Pointillés_5f_Grisés"><text:span text:style-name="_5f_Caractères"/></text:p>
        <text:h text:style-name="_5f_Paragraphe_5f_Correction" text:outline-level="1"><text:span text:style-name="_5f_Caractères"><text:span text:style-name="T191">Aire du triangle </text:span></text:span><text:span text:style-name="_5f_Caractères">ABC : </text:span></text:h>
        <text:h text:style-name="_5f_Paragraphe_5f_Correction" text:outline-level="1"><text:span text:style-name="_5f_Caractères_5f_correction"><text:span text:style-name="T191">4,2 </text:span></text:span><text:span text:style-name="MATH"><text:span text:style-name="T152">×</text:span></text:span><text:span text:style-name="_5f_Caractères_5f_correction"><text:span text:style-name="T191"> 3,6 </text:span></text:span><text:span text:style-name="MATH"><text:span text:style-name="T187">÷</text:span></text:span><text:span text:style-name="_5f_Caractères_5f_correction"><text:span text:style-name="T191"> 2 = 7,56 : l’aire du triangle ABC vaut 7,56 cm²</text:span></text:span><text:span text:style-name="_5f_Caractères_5f_correction"><text:span text:style-name="T155">.</text:span></text:span></text:h>
        <text:h text:style-name="_5f_Paragraphe_5f_Correction" text:outline-level="1"><text:span text:style-name="_5f_Caractères"/></text:h>
        <text:h text:style-name="_5f_Paragraphe_5f_Correction" text:outline-level="1"><text:span text:style-name="_5f_Caractères"/></text:h>
        <text:h text:style-name="_5f_Paragraphe_5f_Correction" text:outline-level="1"><text:span text:style-name="_5f_Caractères"/></text:h>
        <text:h text:style-name="_5f_Paragraphe_5f_Correction" text:outline-level="1"><text:span text:style-name="_5f_Caractères"><text:span text:style-name="T191">Aire du triangle </text:span></text:span><text:span text:style-name="_5f_Caractères">EDF : </text:span></text:h>
        <text:h text:style-name="P111" text:outline-level="1"><text:span text:style-name="_5f_Caractères"><text:span text:style-name="T191">2,2 </text:span></text:span><text:span text:style-name="MATH"><text:span text:style-name="T152">×</text:span></text:span><text:span text:style-name="_5f_Caractères"><text:span text:style-name="T191"> 2,5 </text:span></text:span><text:span text:style-name="MATH"><text:span text:style-name="T187">÷</text:span></text:span><text:span text:style-name="_5f_Caractères"><text:span text:style-name="T191"> 2 = 2,75 : l’aire du triangle EDF vaut 2,75 cm²</text:span></text:span><text:span text:style-name="_5f_Caractères"><text:span text:style-name="T155">.</text:span></text:span></text:h>
        <text:h text:style-name="P111" text:outline-level="1"><text:span text:style-name="_5f_Caractères"><text:span text:style-name="T191">A</text:span></text:span><text:span text:style-name="_5f_Caractères"><text:span text:style-name="T155">ire du triangle </text:span></text:span><text:span text:style-name="_5f_Caractères">HIG : </text:span></text:h>
        <text:h text:style-name="P111" text:outline-level="1"><text:span text:style-name="_5f_Caractères"><text:span text:style-name="T191">1,3 </text:span></text:span><text:span text:style-name="MATH"><text:span text:style-name="T152">×</text:span></text:span><text:span text:style-name="_5f_Caractères"><text:span text:style-name="T191"> 4,4 </text:span></text:span><text:span text:style-name="MATH"><text:span text:style-name="T187">÷</text:span></text:span><text:span text:style-name="_5f_Caractères"><text:span text:style-name="T191"> 2 = 2,86 : l’aire du triangle HIG vaut 2,86 cm²</text:span></text:span><text:span text:style-name="_5f_Caractères"><text:span text:style-name="T155">.</text:span></text:span></text:h>
        <text:h text:style-name="P111" text:outline-level="1"><text:span text:style-name="_5f_Caractères"><text:span text:style-name="T191">A</text:span></text:span><text:span text:style-name="_5f_Caractères"><text:span text:style-name="T155">ire du triangle </text:span></text:span><text:span text:style-name="_5f_Caractères">MLK :</text:span></text:h>
        <text:h text:style-name="P111" text:outline-level="1"><text:span text:style-name="_5f_Caractères"><text:span text:style-name="T191">3,3 </text:span></text:span><text:span text:style-name="MATH"><text:span text:style-name="T152">×</text:span></text:span><text:span text:style-name="_5f_Caractères"><text:span text:style-name="T191"> 2 </text:span></text:span><text:span text:style-name="MATH"><text:span text:style-name="T187">÷</text:span></text:span><text:span text:style-name="_5f_Caractères"><text:span text:style-name="T191"> 2 = 3,3 : l’aire du triangle MLK vaut 3,3 cm²</text:span></text:span><text:span text:style-name="_5f_Caractères"><text:span text:style-name="T155">.</text:span></text:span></text:h>
        <text:h text:style-name="_5f_Paragraphe_5f_Correction" text:outline-level="1"><text:span text:style-name="_5f_pointillés_20_gris"/></text:h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84D992FE4BA6D708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2" draw:display-name="Bitmape 2" xlink:href="Pictures/1000000000000462000000589ACB62EABBDEC345.png" xlink:type="simple" xlink:show="embed" xlink:actuate="onLoad"/>
    <draw:fill-image draw:name="Bitmape_20_3" draw:display-name="Bitmape 3" xlink:href="Pictures/1000020100000A26000000ECB5CB7417BB67109D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57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2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Character_5f_20_5f_style" style:num-prefix="  " style:num-suffix=" " style:num-format="1">
        <style:list-level-properties text:min-label-distance="0.199cm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Footer">
      <style:text-properties officeooo:paragraph-rsid="008d016c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2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6" style:family="paragraph" style:parent-style-name="Footer">
      <style:text-properties officeooo:paragraph-rsid="00d8520c"/>
    </style:style>
    <style:style style:name="MP7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8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9" style:family="paragraph" style:parent-style-name="Footer">
      <style:text-properties officeooo:paragraph-rsid="002aa84d"/>
    </style:style>
    <style:style style:name="MP80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1" style:family="paragraph">
      <loext:graphic-properties draw:fill="solid" draw:fill-color="#7fb241"/>
    </style:style>
    <style:style style:name="MP8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5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01f8a2d" officeooo:paragraph-rsid="00bd36bc"/>
    </style:style>
    <style:style style:name="MP97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rsid="011350d1" officeooo:paragraph-rsid="011350d1"/>
    </style:style>
    <style:style style:name="MP10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1" style:family="paragraph">
      <loext:graphic-properties draw:fill="solid" draw:fill-color="#1ca2b8"/>
    </style:style>
    <style:style style:name="MP102" style:family="paragraph" style:parent-style-name="Footer">
      <style:text-properties officeooo:rsid="001f8a2d" officeooo:paragraph-rsid="002b33ed"/>
    </style:style>
    <style:style style:name="MP103" style:family="paragraph" style:parent-style-name="Footer">
      <style:text-properties officeooo:rsid="0096b4e2" officeooo:paragraph-rsid="0096b4e2"/>
    </style:style>
    <style:style style:name="MP104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096b4e2"/>
    </style:style>
    <style:style style:name="MP10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2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" fo:font-weight="bold" officeooo:rsid="0246ec76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4" style:family="text">
      <style:text-properties officeooo:rsid="016f3374"/>
    </style:style>
    <style:style style:name="MT7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7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8" style:family="text">
      <style:text-properties officeooo:rsid="014407b5"/>
    </style:style>
    <style:style style:name="MT79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81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2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4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5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6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7" style:family="text">
      <style:text-properties fo:font-variant="small-caps" fo:color="#7fb241" loext:opacity="100%" style:font-name="Bitstream Vera Sans" fo:font-size="16pt" fo:font-weight="bold" officeooo:rsid="02768590"/>
    </style:style>
    <style:style style:name="MT88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MT8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9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2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3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5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6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7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8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100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102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3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5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6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8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9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11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13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6" style:family="text">
      <style:text-properties officeooo:rsid="008d016c"/>
    </style:style>
    <style:style style:name="MT117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6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7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9" style:family="text">
      <style:text-properties officeooo:rsid="00a59a60"/>
    </style:style>
    <style:style style:name="MT150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3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4" style:family="text">
      <style:text-properties officeooo:rsid="01fe03f2"/>
    </style:style>
    <style:style style:name="MT155" style:family="text">
      <style:text-properties fo:font-variant="small-caps" officeooo:rsid="0096b4e2"/>
    </style:style>
    <style:style style:name="MT156" style:family="text">
      <style:text-properties fo:font-variant="small-caps" officeooo:rsid="00a847d5"/>
    </style:style>
    <style:style style:name="MT157" style:family="text">
      <style:text-properties officeooo:rsid="0096b4e2"/>
    </style:style>
    <style:style style:name="MT15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9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6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1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62" style:family="text">
      <style:text-properties officeooo:rsid="0032e83a"/>
    </style:style>
    <style:style style:name="MT163" style:family="text">
      <style:text-properties officeooo:rsid="002b33ed"/>
    </style:style>
    <style:style style:name="MT16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8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71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72" style:family="text">
      <style:text-properties fo:font-variant="small-caps" officeooo:rsid="007d7a6f"/>
    </style:style>
    <style:style style:name="MT173" style:family="text">
      <style:text-properties officeooo:rsid="00a59037"/>
    </style:style>
    <style:style style:name="MT174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5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6" style:family="text">
      <style:text-properties fo:font-variant="small-caps" officeooo:rsid="00990660"/>
    </style:style>
    <style:style style:name="MT177" style:family="text">
      <style:text-properties fo:font-variant="small-caps" officeooo:rsid="00b5d2d1"/>
    </style:style>
    <style:style style:name="MT178" style:family="text">
      <style:text-properties fo:font-variant="small-caps" officeooo:rsid="00b6801f"/>
    </style:style>
    <style:style style:name="MT179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82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3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4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9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0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38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36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37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35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4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2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3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9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0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1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27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28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23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25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24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26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0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1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2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7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8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9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15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16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2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3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4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08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310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11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309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5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6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7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02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04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03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9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0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1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295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6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297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8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2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3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4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287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88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290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1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289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4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5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6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281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283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82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8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9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0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275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277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76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2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3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4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267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68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270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71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69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4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5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6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261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262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63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256" draw:name="Shape3_12" draw:style-name="Mgr5" draw:text-style-name="MP1" svg:x1="10.308cm" svg:y1="0.388cm" svg:x2="20.496cm" svg:y2="0.36cm"><text:p/></draw:line><draw:path text:anchor-type="paragraph" draw:z-index="257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259" draw:name="Shape3_27" draw:style-name="Mgr5" draw:text-style-name="MP1" svg:x1="10.308cm" svg:y1="0.388cm" svg:x2="20.496cm" svg:y2="0.36cm"><text:p/></draw:line><draw:path text:anchor-type="paragraph" draw:z-index="260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58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3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4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5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52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9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0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1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47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48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4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5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6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42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43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40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41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38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39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5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6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7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34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1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2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3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29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30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6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7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8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3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4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5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21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22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18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19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0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16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17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13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14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15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11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12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4" draw:name="Shape3_39" draw:style-name="Mgr9" draw:text-style-name="MP1" svg:x1="12.104cm" svg:y1="0.392cm" svg:x2="20.497cm" svg:y2="0.36cm"><text:p/></draw:line><text:span text:style-name="MT71">Conversion d’unité</text:span> : <text:span text:style-name="MT71">masses</text:span></text:p>
      </style:header>
      <style:header-left>
        <text:p text:style-name="_5f_Header_20_M_20_page_20_impaire_20__28_D_29_"><draw:line text:anchor-type="paragraph" draw:z-index="210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7" text:anchor-type="paragraph" svg:y="-0.06cm" draw:z-index="0"><draw:text-box fo:min-height="0.499cm" fo:min-width="7.096cm"><draw:frame draw:style-name="Mfr2" draw:name="Frame8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4">C</text:span>onversion d’unité : masses</text:h></draw:text-box></draw:frame><draw:g text:anchor-type="paragraph" draw:z-index="5" draw:name="Shape4_106" draw:style-name="Mgr2"><draw:path draw:style-name="Mgr10" draw:text-style-name="MP47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6" draw:name="Shape4_268" draw:style-name="Mgr2"><draw:path draw:style-name="Mgr10" draw:text-style-name="MP47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0"><draw:text-box fo:min-height="0.499cm" fo:min-width="7.096cm"><draw:frame draw:style-name="Mfr2" draw:name="Frame1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5">Périmètre : </text:span><text:span text:style-name="MT76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7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8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9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05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06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8">P</text:span>roportionnalité </text:p>
      </style:header>
      <style:header-left>
        <text:p text:style-name="_5f_Header_20_D_20_page_20_paire_20__28_G_29_"><text:span text:style-name="MT77"><text:tab/>Proportionnalité et pourcentage</text:span><text:span text:style-name="MT59"> </text:span>: <text:span text:style-name="MT77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203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04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01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02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>
      <style:header-left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99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Proportionnalité et pourcentage : </text:span><text:span text:style-name="MT81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2">Proportionnalité et pourcentages : </text:span><text:span text:style-name="MT81">pourcentages</text:span></text:p></draw:text-box></draw:frame><draw:g text:anchor-type="paragraph" draw:z-index="200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6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7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8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93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94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5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0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1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2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88" draw:name="Shape3_1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>
      <style:header-left>
        <text:p text:style-name="_5f_Header_20_M_20_page_20_impaire_20__28_D_29_"><draw:line text:anchor-type="paragraph" draw:z-index="189" draw:name="Shape3_20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4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5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6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7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2" draw:name="Shape3_16" draw:style-name="Mgr9" draw:text-style-name="MP1" svg:x1="12.726cm" svg:y1="0.399cm" svg:x2="20.496cm" svg:y2="0.36cm"><text:p/></draw:line><text:span text:style-name="MT72">Périmètre</text:span> : <text:span text:style-name="MT85">Périmètres et unités</text:span></text:p>
      </style:header>
      <style:header-left>
        <text:p text:style-name="MP57"><draw:line text:anchor-type="paragraph" draw:z-index="184" draw:name="Shape3_17" draw:style-name="Mgr9" draw:text-style-name="MP1" svg:x1="16.083cm" svg:y1="0.383cm" svg:x2="20.496cm" svg:y2="0.36cm"><text:p/></draw:line><text:span text:style-name="MT72">Périmètre</text:span> : <text:span text:style-name="MT85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83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86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79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0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1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77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draw:g text:anchor-type="paragraph" draw:z-index="178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1">Volume</text:span><text:span text:style-name="MT4"> </text:span></text:p></draw:text-box></draw:frame><draw:g text:anchor-type="paragraph" draw:z-index="176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Conversions d’unités : longueurs</text:p></draw:text-box></draw:frame><draw:g text:anchor-type="paragraph" draw:z-index="173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74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175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2">Conversions d’unités : longueurs</text:span></text:p>
      </style:header>
      <style:header-left>
        <text:p text:style-name="_5f_Header_20_N_20_page_20_impaire_20__28_D_29_"><text:s/><text:span text:style-name="MT92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longueurs</text:span><text:span text:style-name="MT4"> </text:span></text:p></draw:text-box></draw:frame><draw:g text:anchor-type="paragraph" draw:z-index="170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1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2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93">masses</text:span></text:p>
      </style:header>
      <style:header-left>
        <text:p text:style-name="_5f_Header_20_N_20_page_20_impaire_20__28_D_29_"><text:s/><text:span text:style-name="MT92">Conversions d’unités : </text:span><text:span text:style-name="MT93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4">masses</text:span><text:span text:style-name="MT4"> </text:span></text:p></draw:text-box></draw:frame><draw:g text:anchor-type="paragraph" draw:z-index="167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8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9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>
      <style:header-left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-left>
      <style:footer>
        <text:p text:style-name="MP6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5">Masses</text:span><text:span text:style-name="MT4"> </text:span></text:p></draw:text-box></draw:frame><draw:g text:anchor-type="paragraph" draw:z-index="164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65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66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97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2">Conversions d’unités : </text:span><text:span text:style-name="MT98">Capacités</text:span></text:p>
      </style:header>
      <style:header-left>
        <text:p text:style-name="Header"><text:s/><text:span text:style-name="MT92">Conversions d’unités : </text:span><text:span text:style-name="MT98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9">capacités</text:span><text:span text:style-name="MT4"> </text:span></text:p></draw:text-box></draw:frame><draw:g text:anchor-type="paragraph" draw:z-index="161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2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3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98">Capacités</text:span></text:p>
      </style:header>
      <style:header-left>
        <text:p text:style-name="_5f_Header_20_N_20_page_20_impaire_20__28_D_29_"><text:span text:style-name="MT100">Conversions d’unités : </text:span><text:span text:style-name="MT98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1">Capacités</text:span><text:span text:style-name="MT4"> </text:span></text:p></draw:text-box></draw:frame><draw:g text:anchor-type="paragraph" draw:z-index="160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2">Conversions d’unités : </text:span><text:span text:style-name="MT102">Temps et d</text:span><text:span text:style-name="MT103">urées</text:span></text:p>
      </style:header>
      <style:header-left>
        <text:p text:style-name="Header"><text:s/><text:span text:style-name="MT92">Conversions d’unités : </text:span><text:span text:style-name="MT102">Temps et d</text:span><text:span text:style-name="MT103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57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8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9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>
      <style:header-left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55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56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04">temps et </text:span><text:span text:style-name="MT105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06">Temps et durées</text:span></text:p>
      </style:header>
      <style:header-left>
        <text:p text:style-name="_5f_Header_20_N_20_page_20_impaire_20__28_D_29_"><text:s/><text:span text:style-name="MT92">Conversions d’unités : </text:span><text:span text:style-name="MT106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7">Temps et </text:span><text:span text:style-name="MT108">Durée</text:span><text:span text:style-name="MT4"> </text:span></text:p></draw:text-box></draw:frame><draw:g text:anchor-type="paragraph" draw:z-index="152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3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4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9">Vitesse</text:span></text:p>
      </style:header>
      <style:header-left>
        <text:p text:style-name="_5f_Header_20_N_20_page_20_impaire_20__28_D_29_"><text:span text:style-name="MT100">Conversions d’unités : </text:span><text:span text:style-name="MT109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0">vitesse</text:span><text:span text:style-name="MT4"> </text:span></text:p></draw:text-box></draw:frame><draw:g text:anchor-type="paragraph" draw:z-index="150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51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10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2">Conversions d’unités : </text:span><text:span text:style-name="MT111">Aires</text:span></text:p>
      </style:header>
      <style:header-left>
        <text:p text:style-name="Header"><text:s/><text:span text:style-name="MT92">Conversions d’unités : </text:span><text:span text:style-name="MT111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2">aires</text:span></text:p></draw:text-box></draw:frame><draw:g text:anchor-type="paragraph" draw:z-index="147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8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9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00">Conversions d’unités : </text:span><text:span text:style-name="MT111">Aires</text:span></text:p>
      </style:header>
      <style:header-left>
        <text:p text:style-name="_5f_Header_20_N_20_page_20_paire_20__28_G_29_"><text:span text:style-name="MT100">Conversions d’unités : </text:span><text:span text:style-name="MT111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0">Conversions d’unités : </text:span><text:span text:style-name="MT112">Aires</text:span></text:h></draw:text-box></draw:frame><draw:g text:anchor-type="paragraph" draw:z-index="146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13">Problèmes</text:span></text:p>
      </style:header>
      <style:header-left>
        <text:p text:style-name="_5f_Header_20_N_20_page_20_paire_20__28_G_29_"><text:s/><text:span text:style-name="MT92">Conversions d’unités : </text:span><text:span text:style-name="MT113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44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5">Conversions d’unités </text:span><text:span text:style-name="MT4">: </text:span><text:span text:style-name="MT115">problèmes</text:span></text:p></draw:text-box></draw:frame><draw:g text:anchor-type="paragraph" draw:z-index="145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100">Conversions d’unités : </text:span><text:span text:style-name="MT113">Problèmes</text:span></text:p>
      </style:header>
      <style:header-left>
        <text:p text:style-name="MP65"><text:span text:style-name="MT100">Conversions d’unités : </text:span><text:span text:style-name="MT113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42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4"><text:span text:style-name="MT96">Conversions d’unités : </text:span><text:span text:style-name="MT114">problèmes</text:span></text:p></draw:text-box></draw:frame><draw:g text:anchor-type="paragraph" draw:z-index="143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39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0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1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6"><text:s text:c="15"/>A</text:span>ires : Aire et unité</text:p>
      </style:header>
      <style:header-left>
        <text:p text:style-name="MP66"><text:span text:style-name="MT116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38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18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136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37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4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5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26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7">coder</text:span></text:p></draw:text-box></draw:frame><draw:g text:anchor-type="paragraph" draw:z-index="132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7">coder</text:span></text:p></draw:text-box></draw:frame><draw:g text:anchor-type="paragraph" draw:z-index="133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header-left>
        <text:p text:style-name="MP70"><text:span text:style-name="MT122">Géométrie plane</text:span><text:span text:style-name="MT123"> : </text:span><text:span text:style-name="MT124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0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1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28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29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26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27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9">Milieu, alignement, </text:span><text:span text:style-name="MT130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24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25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2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3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5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20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6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21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18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19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16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17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40">déplacer</text:span></text:p></draw:text-box></draw:frame><draw:g text:anchor-type="paragraph" draw:z-index="114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4">Repères du plan : se </text:span><text:span text:style-name="MT140">déplacer</text:span></text:p></draw:text-box></draw:frame><draw:g text:anchor-type="paragraph" draw:z-index="115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12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13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Repères du plan : Se repérer</text:p></draw:text-box></draw:frame><draw:g text:anchor-type="paragraph" draw:z-index="110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111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8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09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0"><draw:line text:anchor-type="paragraph" draw:z-index="102" draw:name="Shape7_8" draw:style-name="Mgr9" draw:text-style-name="MP1" svg:x1="9.042cm" svg:y1="0.36cm" svg:x2="20.461cm" svg:y2="0.36cm"><text:p/></draw:line><draw:path text:anchor-type="paragraph" draw:z-index="103" draw:name="Shape5_1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04" draw:name="Shape6_2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>
      <style:header-left>
        <text:p text:style-name="MP80"><draw:line text:anchor-type="paragraph" draw:z-index="106" draw:name="Shape7_9" draw:style-name="Mgr9" draw:text-style-name="MP1" svg:x1="9.042cm" svg:y1="0.36cm" svg:x2="20.461cm" svg:y2="0.36cm"><text:p/></draw:line><draw:path text:anchor-type="paragraph" draw:z-index="107" draw:name="Shape5_2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08" draw:name="Shape6_5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05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3"><text:span text:style-name="MT116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1"><draw:text-box fo:min-height="0.355cm"><text:p text:style-name="MP3"><draw:g text:anchor-type="paragraph" draw:z-index="101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84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8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9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0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2"><text:s text:c="15"/>A</text:span><text:span text:style-name="MT145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97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4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5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6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1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2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3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116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90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0"><draw:path text:anchor-type="paragraph" draw:z-index="83" draw:name="Shape5_3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84" draw:name="Shape6_3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85" draw:name="Shape7_6" draw:style-name="Mgr9" draw:text-style-name="MP1" svg:x1="9.042cm" svg:y1="0.36cm" svg:x2="20.461cm" svg:y2="0.36cm"><text:p/></draw:line>T<text:span text:style-name="MT143">itre de la série</text:span></text:p>
      </style:header>
      <style:header-left>
        <text:p text:style-name="MP80"><draw:path text:anchor-type="paragraph" draw:z-index="87" draw:name="Shape5_4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88" draw:name="Shape6_4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89" draw:name="Shape7_3" draw:style-name="Mgr9" draw:text-style-name="MP1" svg:x1="9.042cm" svg:y1="0.36cm" svg:x2="20.461cm" svg:y2="0.36cm"><text:p/></draw:line>T<text:span text:style-name="MT143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86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6">Volumes : </text:span><text:span text:style-name="MT147">Calculs et conversions</text:span></text:p>
      </style:header>
      <style:header-left>
        <text:p text:style-name="_5f_Header_20_M_20_page_20_paire_20__28_G_29_"><text:span text:style-name="MT146">Volumes : </text:span><text:span text:style-name="MT147">Calculs et conversions</text:span></text:p>
      </style:header-left>
      <style:footer>
        <text:list xml:id="list596015722" text:style-name="_5f_Numérotation_20_des_20_exercices">
          <text:list-item>
            <text:list>
              <text:list-item>
                <text:p text:style-name="MP89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81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94608796034678" text:continue-numbering="true" text:style-name="_5f_Numérotation_20_des_20_exercices">
          <text:list-item>
            <text:list>
              <text:list-item>
                <text:p text:style-name="MP89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82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79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80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0"><text:span text:style-name="MT44">Géométrie plane</text:span> : <text:span text:style-name="MT149">D</text:span><text:span text:style-name="MT44">roites, </text:span><text:span text:style-name="MT150">demi-droites </text:span><text:span text:style-name="MT151">&amp; </text:span><text:span text:style-name="MT150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77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48">droites, </text:span><text:span text:style-name="MT152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78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droites, </text:span><text:span text:style-name="MT152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1"><text:span text:style-name="MT116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76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53">Aires</text:span><text:span text:style-name="MT75"> <text:s/>: </text:span><text:span text:style-name="MT153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3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4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5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4">Aires </text:span>: <text:span text:style-name="MT154">problèmes <text:s text:c="4"/></text:span></text:h>
      </style:footer>
      <style:footer-left>
        <text:p text:style-name="MP92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0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1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2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3"><text:span text:style-name="MT116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69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header-left>
        <text:p text:style-name="MP95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67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68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7">Géométrie de base, partie 1: nommer, mesurer</text:p>
      </style:header>
      <style:header-left>
        <text:p text:style-name="_5f_Header_20_G_20_page_20_impaire_20__28_D_29_">Géométrie plane : Vocabulaire</text:p>
        <text:p text:style-name="MP98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65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8">G</text:span><text:span text:style-name="MT159">éométrie </text:span><text:span text:style-name="MT160">plane </text:span><text:span text:style-name="MT159">: </text:span><text:span text:style-name="MT160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66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8">G</text:span><text:span text:style-name="MT159">éométrie </text:span><text:span text:style-name="MT161">plane</text:span><text:span text:style-name="MT159"> : </text:span><text:span text:style-name="MT161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0"><draw:line text:anchor-type="paragraph" draw:z-index="61" draw:name="Shape9" draw:style-name="Mgr1" draw:text-style-name="MP1" svg:x1="11.559cm" svg:y1="0.36cm" svg:x2="20.5cm" svg:y2="0.36cm"><text:p/></draw:line><draw:frame text:anchor-type="paragraph" draw:z-index="62" draw:name="Shape8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path text:anchor-type="paragraph" draw:z-index="63" draw:name="Shape7" draw:style-name="Mgr13" draw:text-style-name="MP101" svg:width="4.329cm" svg:height="2.24cm" svg:x="-1.499cm" svg:y="-1cm" svg:viewBox="0 0 4330 2241" svg:d="M0 2241l3984-288c209-15 363-168 345-342l-170-1611h-4159z"><text:p/></draw:path>T<text:span text:style-name="MT162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64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63">Éléments de géométrie</text:span> • <text:span text:style-name="MT163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60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5">Constructions géométriques : </text:span><text:span text:style-name="MT156">Reproduire</text:span></text:p>
      </style:header>
      <style:header-left>
        <text:p text:style-name="MP104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9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4">Constructions géométriques : </text:span><text:span text:style-name="MT165">Reproduire</text:span></text:p>
      </style:header>
      <style:header-left>
        <text:p text:style-name="_5f_Header_20_G_20_page_20_paire_20__28_G_29_"><text:span text:style-name="MT164">Constructions géométriques : </text:span><text:span text:style-name="MT165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57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58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58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55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56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4">Constructions géométriques : </text:span><text:span text:style-name="MT166">Rédiger</text:span></text:p>
      </style:header>
      <style:header-left>
        <text:p text:style-name="_5f_Header_20_G_20_page_20_paire_20__28_G_29_"><text:span text:style-name="MT164">Constructions géométriques : </text:span><text:span text:style-name="MT166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54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67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8">S</text:span>olides : <text:span text:style-name="MT168">Vocabulaire, nature</text:span></text:p>
      </style:header>
      <style:header-left>
        <text:p text:style-name="_5f_Header_20_G_20_page_20_impaire_20__28_D_29_"><text:span text:style-name="MT168">S</text:span>olides : <text:span text:style-name="MT168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52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6">solides : Vocabulaire, NatuRE</text:p></draw:text-box></draw:frame><draw:g text:anchor-type="paragraph" draw:z-index="53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header-left>
        <text:p text:style-name="MP72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0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1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8">S</text:span>olides : <text:span text:style-name="MT169">Perspective cavalière</text:span></text:p>
      </style:header>
      <style:header-left>
        <text:p text:style-name="_5f_Header_20_G_20_page_20_impaire_20__28_D_29_"><text:span text:style-name="MT168">S</text:span>olides : <text:span text:style-name="MT169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48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1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49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1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3">Solides : </text:span><text:span text:style-name="MT172">Patrons</text:span></text:p>
      </style:header>
      <style:header-left>
        <text:p text:style-name="_5f_Header_20_G_20_page_20_paire_20__28_G_29_"><text:span text:style-name="MT133">Solides : </text:span><text:span text:style-name="MT172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<text:span text:style-name="MT173">patrons</text:span></text:p></draw:text-box></draw:frame><draw:g text:anchor-type="paragraph" draw:z-index="46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3">patrons</text:span></text:h></draw:text-box></draw:frame><draw:g text:anchor-type="paragraph" draw:z-index="47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8">S</text:span>olides : <text:span text:style-name="MT174">Patrons</text:span></text:p>
      </style:header>
      <style:header-left>
        <text:p text:style-name="_5f_Header_20_G_20_page_20_impaire_20__28_D_29_"><text:span text:style-name="MT168">S</text:span>olides : <text:span text:style-name="MT174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44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5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45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5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2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3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0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1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38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39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6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7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79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34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81">ymétrie axiale : </text:span><text:span text:style-name="MT182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35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19">S</text:span><text:span text:style-name="MT181">ymétrie axiale : </text:span><text:span text:style-name="MT182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2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9">Symétrie axiale : constructions</text:p></draw:text-box></draw:frame><draw:g text:anchor-type="paragraph" draw:z-index="33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30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31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header-left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8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9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3">Symétrie axiale</text:span><text:span text:style-name="MT47"> : </text:span><text:span text:style-name="MT184">Axes de symétrie de figures</text:span></text:p>
      </style:header>
      <style:header-left>
        <text:p text:style-name="MP111"><text:span text:style-name="MT183">Symétrie axiale</text:span><text:span text:style-name="MT47"> : </text:span><text:span text:style-name="MT184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26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27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4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5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22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23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0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1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4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18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19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2" draw:name="Shape3_0" draw:style-name="Mgr14" draw:text-style-name="MP1" svg:x1="10.893cm" svg:y1="0.403cm" svg:x2="20.503cm" svg:y2="0.327cm"><text:p/></draw:line><draw:path text:anchor-type="char" draw:z-index="13" draw:name="Shape1_3" draw:style-name="Mgr15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6" draw:name="Shape1_9" draw:style-name="Mgr15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15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14" draw:name="Shape4_130" draw:style-name="Mgr2"><draw:path draw:style-name="Mgr16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7" draw:name="Shape4_264" draw:style-name="Mgr2"><draw:path draw:style-name="Mgr16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8"><draw:line text:anchor-type="paragraph" draw:z-index="10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11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" text:anchor-type="paragraph" svg:x="10.402cm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341" draw:name="Shape4_1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42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" text:anchor-type="paragraph" svg:x="1.289cm" svg:y="-0.005cm" draw:z-index="0"><draw:text-box fo:min-height="0.499cm" fo:min-width="7.096cm"><draw:frame draw:style-name="Mfr2" draw:name="Frame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6_5f_SERIE_5f_M_5f_GAUCHE_5f_ET_5f_DROITE_5f_1COL" style:display-name="1_6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3" draw:name="Shape4_26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4" draw:name="Shape4_27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45" draw:name="Shape4_27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7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6" draw:name="Shape4_27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7" draw:name="Shape4_27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48" draw:name="Shape4_27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2COL" style:display-name="1_7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2" text:anchor-type="paragraph" svg:x="10.402cm" svg:y="-0.06cm" draw:z-index="0"><draw:text-box fo:min-height="0.499cm" fo:min-width="7.096cm"><draw:frame draw:style-name="Mfr2" draw:name="Frame34" text:anchor-type="frame" svg:x="0.45cm" svg:y="0.079cm" svg:width="0.817cm" draw:z-index="0"><draw:text-box fo:min-height="0.355cm"><text:p text:style-name="MP3"><draw:g text:anchor-type="paragraph" draw:z-index="349" draw:name="Shape4_2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50" draw:name="Shape4_2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5" text:anchor-type="paragraph" svg:x="1.289cm" svg:y="-0.005cm" draw:z-index="0"><draw:text-box fo:min-height="0.499cm" fo:min-width="7.096cm"><draw:frame draw:style-name="Mfr2" draw:name="Frame3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8_5f_SERIE_5f_M_5f_GAUCHE_5f_ET_5f_DROITE_5f_2COL" style:display-name="1_8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7" text:anchor-type="paragraph" svg:x="10.402cm" svg:y="-0.06cm" draw:z-index="0"><draw:text-box fo:min-height="0.499cm" fo:min-width="7.096cm"><draw:frame draw:style-name="Mfr2" draw:name="Frame38" text:anchor-type="frame" svg:x="0.45cm" svg:y="0.079cm" svg:width="0.817cm" draw:z-index="0"><draw:text-box fo:min-height="0.355cm"><text:p text:style-name="MP3"><draw:g text:anchor-type="paragraph" draw:z-index="351" draw:name="Shape4_280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52" draw:name="Shape4_281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9" text:anchor-type="paragraph" svg:x="1.289cm" svg:y="-0.005cm" draw:z-index="0"><draw:text-box fo:min-height="0.499cm" fo:min-width="7.096cm"><draw:frame draw:style-name="Mfr2" draw:name="Frame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07T07:09:18.291093663</meta:creation-date>
    <meta:editing-duration>P2DT5H20M37S</meta:editing-duration>
    <meta:editing-cycles>203</meta:editing-cycles>
    <meta:generator>LibreOffice/7.1.4.2$Linux_X86_64 LibreOffice_project/a529a4fab45b75fefc5b6226684193eb000654f6</meta:generator>
    <dc:date>2021-09-05T09:46:03.901630712</dc:date>
    <meta:print-date>2021-05-23T09:30:51.658000000</meta:print-date>
    <meta:document-statistic meta:table-count="0" meta:image-count="0" meta:object-count="0" meta:page-count="1" meta:paragraph-count="791" meta:word-count="3031" meta:character-count="19395" meta:non-whitespace-character-count="16767"/>
    <meta:template xlink:type="simple" xlink:actuate="onRequest" xlink:title="cahier_M" xlink:href="../../Downloads/cahier_M.ott" meta:date="2020-12-21T12:40:50.778118149"/>
  </office:meta>
</office:document-meta>
</file>